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  <style:font-face style:name="sans-serif" svg:font-family="sans-serif"/>
  </office:font-face-decls>
  <office:automatic-styles>
    <style:style style:name="P1" style:family="paragraph" style:parent-style-name="Text_20_body">
      <style:paragraph-properties fo:margin-left="0cm" fo:margin-right="0cm" style:line-height-at-least="0.794cm" fo:text-align="start" style:justify-single-word="false" fo:orphans="2" fo:widows="2" fo:text-indent="0cm" style:auto-text-indent="false" fo:break-before="page"/>
      <style:text-properties fo:font-variant="normal" fo:text-transform="none" fo:color="#000000" loext:opacity="100%" style:font-name="Lucida Console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000000" loext:opacity="100%" style:font-name="Lucida Console" fo:font-size="15pt" fo:letter-spacing="normal" fo:font-style="normal" fo:font-weight="normal"/>
    </style:style>
    <style:style style:name="T2" style:family="text">
      <style:text-properties fo:font-size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“ABABA","ABACA","ABACO","ABADA","ABADI","ABAJA","ABAJE","ABAJO","ABALA","ABALE","ABALO","ABANA","ABANE","ABANO","ABAÑA","ABAÑE","ABAÑO","ABASI","ABATA","ABATE","ABATI","ABATO","ABECE","ABEJA","ABETE","ABETO","ABIAR","ABIAS","ABINA","ABINE","ABINO","ABISO","ABITA","ABITE","ABITO","ABOBA","ABOBE","ABOBO","ABOCA","ABOCO","ABOFA","ABOFE","ABOFO","ABOGA","ABOGO","ABOLI","ABONA","ABONE","ABONO","ABOYA","ABOYE","ABOYO","ABOZO","ABRAN","ABRAS","ABREN","ABRES","ABRIA","ABRID","ABRIL","ABRIO","ABRIR","ABRIS","ABSIT","ABUBO","ABUCE","ABUJE","ABURA","ABURE","ABURO","ABUSA","ABUSE","ABUSO","ABUZA","ABUZO","ACABA","ACABE","ACABO","ACAMA","ACAME","ACAMO","ACANA","ACARA","ACARE","ACARO","ACASO","ACATA","ACATE","ACATO","ACEBO","ACECE","ACEDA","ACEDE","ACEDO","ACEMA","ACEÑA","ACEPA","ACEPE","ACEPO","ACERA","ACERE","ACERO","ACETA","ACETO","ACEZA","ACEZO","ACHIN","ACHIS","ACIAL","ACIAR","ACIDA","ACIDO","ACIJE","ACILO","ACIMO","ACION","ACLES","ACLLA","ACMES","ACNES","ACOCA","ACOCO","ACODA","ACODE","ACODO","ACOGE","ACOGI","ACOJA","ACOJO","ACOLA","ACOLE","ACOLO","ACOPA","ACOPE","ACOPO","ACORA","ACORE","ACORO","ACOSA","ACOSE","ACOSO","ACOTA","ACOTE","ACOTO","ACRES","ACROE","ACROY","ACTAS","ACTEA","ACTOR","ACTOS","ACTUA","ACTUE","ACTUO","ACUDA","ACUDE","ACUDI","ACUDO","ACUEA","ACUEO","ACULA","ACULE","ACULO","ACUNA","ACUNE","ACUNO","ACUÑA","ACUÑE","ACUÑO","ACURE","ACUSA","ACUSE","ACUSO","ACUTA","ACUTI","ACUTO","ACUYO","ADALA","ADAMA","ADAME","ADAMO","ADAZA","ADEMA","ADEME","ADEMO","ADIAD","ADIAN","ADIAR","ADIAS","ADIEN","ADIES","ADIOS","ADIVA","ADIVE","ADOBA","ADOBE","ADOBO","ADORA","ADORE","ADORO","ADOSA","ADOSE","ADOSO","ADRAD","ADRAL","ADRAN","ADRAR","ADRAS","ADREN","ADRES","ADUAR","ADUCE","ADUCI","ADUFE","ADUJA","ADUJE","ADUJO","ADULA","ADULE","ADULO","ADUNA","ADUNE","ADUNO","ADURA","ADURE","ADURI","ADURO","ADVEN","AEDAS","AEDOS","AEREA","AEREO","AETAS","AFACA","AFACE","AFAGA","AFAGO","AFAMA","AFAME","AFAMO","AFANA","AFANE","AFANO","AFARA","AFARE","AFATA","AFATE","AFATO","AFEAD","AFEAN","AFEAR","AFEAS","AFEEN","AFEES","AFIAR","AFICE","AFIJA","AFIJO","AFILA","AFILE","AFILO","AFINA","AFINE","AFINO","AFIZO","AFLUI","AFOCA","AFOCO","AFOFA","AFOFE","AFOFO","AFOGA","AFOGO","AFONA","AFONO","AFORA","AFORE","AFORO","AFOSA","AFOSE","AFOSO","AFTAS","AFUFA","AFUFE","AFUFO","AFUMA","AFUME","AFUMO","AGACE","AGAMI","AGANA","AGANE","AGANO","AGAPE","AGATA","AGAVE","AGIOS","AGITA","AGITE","AGITO","AGNUS","AGOLA","AGOLE","AGOLO","AGORA","AGORE","AGORO","AGOTA","AGOTE","AGOTO","AGRAS","AGRAZ","AGRES","AGRIA","AGRIE","AGRIO","AGROR","AGROS",</text:span><text:soft-page-break/><text:span text:style-name="T1">"AGUAD","AGUAI","AGUAN","AGUAR","AGUAS","AGUAY","AGUCE","AGUDA","AGUDO","AGUEN","AGUES","AGUIN","AGUIO","AGUJA","AGUTI","AGUZA","AGUZO","AHAJA","AHAJE","AHAJO","AHIJA","AHIJE","AHIJO","AHILA","AHILE","AHILO","AHINA","AHITA","AHITE","AHITO","AHOGA","AHOGO","AHORA","AHOYA","AHOYE","AHOYO","AHUMA","AHUME","AHUMO","AHUSA","AHUSE","AHUSO","AILLO","AILLU","AINAS","AIRAD","AIRAN","AIRAR","AIRAS","AIREA","AIREE","AIREN","AIREO","AIRES","AIRON","AISAS","AISLA","AISLE","AISLO","AITES","AJABA","AJADA","AJADO","AJAIS","AJAJA","AJARA","AJARE","AJASE","AJEAD","AJEAN","AJEAR","AJEAS","AJEBE","AJEEN","AJEES","AJEIS","AJENA","AJENO","AJEOS","AJERA","AJERO","AJETE","AJICE","AJIES","AJIPA","AJIZA","AJIZO","AJOBO","AJORA","AJORE","AJORO","AJOTA","AJOTE","AJOTO","AJUAR","AJUMA","AJUME","AJUMO","AJUNA","AJUNO","ALABA","ALABE","ALABO","ALACO","ALADA","ALADO","ALAFA","ALAGA","ALAGO","ALAJU","ALALA","ALALO","ALAMA","ALAMO","ALANA","ALANO","ALAUI","ALAZO","ALBAR","ALBAS","ALBEA","ALBEE","ALBEO","ALBIN","ALBOR","ALBOS","ALBUM","ALBUR","ALCAS","ALCEA","ALCEN","ALCES","ALCOR","ALDEA","ALEAD","ALEAN","ALEAR","ALEAS","ALECE","ALEDA","ALEEN","ALEES","ALEFS","ALEGA","ALEGO","ALEJA","ALEJE","ALEJO","ALELA","ALELE","ALELI","ALELO","ALEMA","ALERO","ALETA","ALETO","ALEVE","ALEYA","ALEZO","ALFAD","ALFAN","ALFAR","ALFAS","ALFEN","ALFES","ALFIL","ALFIZ","ALFOZ","ALGAR","ALGAS","ALGOL","ALGOS","ALGUN","ALHOZ","ALIAD","ALIAN","ALIAR","ALIAS","ALICA","ALIEN","ALIER","ALIES","ALIFA","ALIGA","ALIGO","ALIJA","ALIJE","ALIJO","ALIMO","ALIMS","ALIÑA","ALIÑE","ALIÑO","ALIOJ","ALISA","ALISE","ALISO","ALJEZ","ALJOR","ALLEN","ALMAS","ALMEA","ALMEZ","ALMOS","ALMUD","ALNAS","ALNOS","ALOBA","ALOBE","ALOBO","ALOCA","ALOCO","ALOES","ALOJA","ALOJE","ALOJO","ALOLA","ALOLE","ALOLO","ALOMA","ALOME","ALOMO","ALONA","ALORA","ALOSA","ALOTA","ALOTE","ALOTO","ALOYA","ALPES","ALTAR","ALTAS","ALTEA","ALTEE","ALTEO","ALTOR","ALTOS","ALUAS","ALUCE","ALUDA","ALUDE","ALUDI","ALUDO","ALULA","ALUNA","ALUNE","ALUNO","ALUZA","ALUZO","ALVEO","ALZAD","ALZAN","ALZAR","ALZAS","ALZOS","AMABA","AMADA","AMADO","AMAGA","AMAGO","AMAIS","AMALA","AMALE","AMALO","AMANA","AMANE","AMANO","AMAÑA","AMAÑE","AMAÑO","AMARA","AMARE","AMARO","AMASA","AMASE","AMASO","AMATA","AMATE","AMATO","AMBAR","AMBAS","AMBLA","AMBLE","AMBLO","AMBON","AMBOS","AMEBA","AMEIS","AMELA","AMELE","AMELO","AMENA","AMENO","AMEOS","AMERA","AMERE","AMERO","AMIAS","AMIBA","AMIBO","AMIDA","AMIGA","AMIGO","AMINA","AMINE","AMINO","AMIRI","AMITO","AMOLA","AMOLE","AMOLO","AMOMO","AMONA","AMONE","AMONO","AMOVE","AMOVI","AMPAY",</text:span><text:soft-page-break/><text:span text:style-name="T1">"AMPLA","AMPLO","AMPON","AMPOS","AMPRA","AMPRE","AMPRO","AMUGA","AMUGO","AMULA","AMULE","AMULO","AMURA","AMURE","AMURO","AMUSO","ANABI","ANACO","ANADE","ANAFE","ANAMU","ANANA","ANATA","ANCAS","ANCHA","ANCHE","ANCHO","ANCLA","ANCLE","ANCLO","ANCON","ANCUA","ANDAD","ANDAN","ANDAR","ANDAS","ANDEL","ANDEN","ANDES","ANDON","ANEAD","ANEAN","ANEAR","ANEAS","ANEEN","ANEES","ANEGA","ANEGO","ANEJA","ANEJE","ANEJO","ANETO","ANEXA","ANEXE","ANEXO","ANGEL","ANGLA","ANGLO","ANGOR","ANGRA","ANGUS","ANIDA","ANIDE","ANIDO","ANIMA","ANIME","ANIMO","ANIÑA","ANIÑE","ANIÑO","ANION","ANISA","ANISE","ANISO","ANITO","ANJEO","ANOAS","ANODO","ANOLA","ANOLE","ANOLO","ANONA","ANOTA","ANOTE","ANOTO","ANSAR","ANSAS","ANSIA","ANSIE","ANSIO","ANTAS","ANTES","ANTIA","ANTIS","ANTRO","ANUAL","ANUAS","ANUDA","ANUDE","ANUDO","ANULA","ANULE","ANULO","ANUOS","ANURA","ANURO","AÑADA","AÑADE","AÑADI","AÑADO","AÑEDA","AÑEDE","AÑEDI","AÑEDO","AÑEJA","AÑEJE","AÑEJO","AÑERA","AÑERO","AÑIDA","AÑIDE","AÑIDI","AÑIDO","AÑILA","AÑILE","AÑILO","AÑINA","AÑINO","AÑOJA","AÑOJO","AÑORA","AÑORE","AÑORO","AÑOSA","AÑOSO","AÑUDA","AÑUDE","AÑUDO","AOCAR","AOJAD","AOJAN","AOJAR","AOJAS","AOJEN","AOJES","AOJOS","AONIA","AONIO","AORTA","AOVAD","AOVAN","AOVAR","AOVAS","AOVEN","AOVES","APAGA","APAGO","APALE","APAÑA","APAÑE","APAÑO","APARA","APARE","APARO","APEAD","APEAN","APEAR","APEAS","APEEN","APEES","APEGA","APEGO","APELA","APELE","APELO","APENA","APENE","APENO","APEOS","APERA","APERE","APERO","APESE","APICE","APILA","APILE","APILO","APIÑA","APIÑE","APIÑO","APIOS","APIPA","APIPE","APIPO","APIRI","APITA","APITE","APITO</text:span>","</text:p>
      <text:p text:style-name="P2"><text:span text:style-name="T1">APNEA","APOCA","APOCE","APOCO","APODA","APODE","APODO","APOLA","APOLE","APOLO","APONE","APOSA","APOSE","APOSO","APOYA","APOYE","APOYO","APOZA","APOZO","APRES","APROA","APROE","APROO","APTAR","APTAS","APTOS","APUNA","APUNE","APUNO","APUÑA","APUÑE","APUÑO","APURA","APURE","APURO","APUSE","APUSO","AQUEA","AQUEL","AQUEO","ARABA","ARABE","ARABI","ARABO","ARADA","ARADO","ARAIS","ARANA","ARAÑA","ARAÑE","ARAÑO","ARARA","ARARE","ARASA","ARASE","ARAZA","ARBOL","ARBOR","ARCAD","ARCAN","ARCAR","ARCAS","ARCEA","ARCEN","ARCES","ARCHA","ARCHI","ARCON","ARCOS","ARDAN","ARDAS","ARDEA","ARDED","ARDEN","ARDER","ARDES","ARDIA","ARDID","ARDIL","ARDIO","ARDOR","ARDUA","ARDUO","AREAS","ARECA","AREIS","ARELA","ARELE","ARELO","ARENA","ARENE","ARENO","AREPA","ARETE","ARFAD","ARFAN","ARFAR","ARFAS","ARFEN","ARFES","ARFIL","ARGAN","ARGEL","ARGEN","ARGON","ARGOS","ARGOT","ARGUE","ARGUI","ARIAS","ARICA","ARICO","ARIDA","ARIDO","ARIES","ARIJA","ARIJE","ARIJO","ARILO","AR</text:span><text:soft-page-break/><text:span text:style-name="T1">IOS","ARLAD","ARLAN","ARLAR","ARLAS","ARLEN","ARLES","ARLOS","ARMAD","ARMAN","ARMAR","ARMAS","ARMEN","ARMES","ARMON","ARMOS","ARNAS","ARNES","AROCA","AROMA","AROME","AROMO","ARPAD","ARPAN","ARPAR","ARPAS","ARPEN","ARPEO","ARPES","ARPIA","ARPON","ARQUE","ARRAS","ARRAZ","ARREA","ARREE","ARREO","ARRES","ARRIA","ARRIE","ARRIO","ARROZ","ARRUA","ARRUE","ARRUI","ARRUO","ARTAL","ARTAS","ARTES","ARTOS","ARULA","ARUÑA","ARUÑE","ARUÑO","ARUPO","ARZON","ASABA","ASACA","ASACO","ASADA","ASADO","ASAIS","ASARA","ASARE","ASARO","ASASE","ASCAR","ASCAS","ASCIA","ASCIO","ASCOS","ASCUA","ASEAD","ASEAN","ASEAR","ASEAS","ASEDA","ASEDE","ASEDO","ASEEN","ASEES","ASEIS","ASELA","ASELE","ASELO","ASEOS","ASESA","ASESE","ASESO","ASGAN","ASGAS","ASIAN","ASIAS","ASICA","ASICO","ASIDA","ASIDO","ASILA","ASILE","ASILO","ASINA","ASIRA","ASIRE","ASMAR","ASMAS","ASNAL","ASNAS","ASNOS","ASOLA","ASOLE","ASOLO","ASOMA","ASOME","ASOMO","ASONA","ASONE","ASONO","ASPAD","ASPAN","ASPAR","ASPAS","ASPEA","ASPEE","ASPEN","ASPEO","ASPES","ASPIC","ASPID","ASPRO","ASTAS","ASTER","ASTIL","ASTRO","ASTUR","ASUMA","ASUME","ASUMI","ASUMO","ASURA","ASURE","ASURO","ASUSO","ATABA","ATABE","ATACA","ATACO","ATADA","ATADO","ATAIS","ATAJA","ATAJE","ATAJO","ATAÑA","ATAÑE","ATAÑO","ATAPA","ATAPE","ATAPO","ATARA","ATARE","ATASE","ATAUD","ATEAR","ATEAS","ATECE","ATEIS","ATEJE","ATEOS","ATERI","ATESA","ATESE","ATESO","ATETA","ATETE","ATETO","ATEZA","ATEZO","ATIBA","ATIBE","ATIBO","ATICA","ATICE","ATICO","ATINA","ATINE","ATINO","ATIPA","ATIPE","ATIPO","ATIZA","ATIZO","ATLAS","ATOAD","ATOAN","ATOAR","ATOAS","ATOBA","ATOBE","ATOBO","ATOEN","ATOES","ATOJA","ATOJE","ATOJO","ATOLE","ATOMO","ATONA","ATONO","ATORA","ATORE","ATORO","ATRAE","ATRAS","ATRIL","ATRIO","ATROZ","ATUFA","ATUFE","ATUFO","ATURA","ATURE","ATURO","ATUSA","ATUSE","ATUSO","ATUVE","ATUVO","AUCAS","AUDAZ","AUDIO","AUGES","AUGUR","AULAS","AULLA","AULLE","AULLO","AUNAD","AUNAN","AUNAR","AUNAS","AUNEN","AUNES","AUPAD","AUPAN","AUPAR","AUPAS","AUPEN","AUPES","AURAS","AUREA","AUREO","AUSOL","AUTAN","AUTOR","AUTOS","AVADA","AVADE","AVADO","AVAHA","AVAHE","AVAHO","AVALA","AVALE","AVALO","AVARA","AVARO","AVATI","AVECE","AVENA","AVENE","AVENI","AVENO","AVEZA","AVEZO","AVIAD","AVIAN","AVIAR","AVIAS","AVICA","AVIDA","AVIDO","AVIEN","AVIES","AVINE","AVINO","AVION","AVIOS","AVISA","AVISE","AVISO","AVIVA","AVIVE","AVIVO","AVOCA","AVOCO","AVUGO","AXIAL","AXILA","AYACO","AYATE","AYEAD","AYEAN","AYEAR","AYEAS","AYEEN","AYEES","AYORA","AYOTE","AYUAS","AYUDA","AYUDE","AYUDO","AYUGA","AYUNA","AYUNE","AYUNO","AYUSO","AZADA","AZ</text:span><text:soft-page-break/><text:span text:style-name="T1">AGA","AZAGO","AZALA","AZARA","AZARE","AZARO","AZCON","AZERI","AZIMO","AZOAD","AZOAN","AZOAR","AZOAS","AZOCA","AZOCO","AZOEN","AZOES","AZOGA","AZOGO","AZOLA","AZOLE","AZOLO","AZORA","AZORE","AZORO","AZOTA","AZOTE","AZOTO","AZTOR","AZUAS","AZUCE","AZUDA","AZULA","AZULE","AZULO","AZUTS","AZUZA","AZUZO","BABAS","BABEA","BABEE","BABEL","BABEO","BABIS","BABLE","BABOR","BACAN","BACAS","BACHE","BACIA","BACIN","BACON","BADAL","BADAN","BADAS","BADEA","BADEN","BADIL","BAFLE","BAGAD","BAGAN","BAGAR","BAGAS","BAGOS","BAGRE","BAGUE","BAHAI","BAHIA","BAIDA","BAIFA","BAIFO","BAILA","BAILE","BAILO","BAJAD","BAJAN","BAJAR","BAJAS","BAJEA","BAJEE","BAJEL","BAJEN","BAJEO","BAJES","BAJEZ","BAJIA","BAJIN","BAJIO","BAJON","BAJOS","BALAD","BALAJ","BALAN","BALAR","BALAS","BALAY","BALDA","BALDE","BALDO","BALEA","BALEE","BALEN","BALEO","BALES","BALIN","BALON","BALOS","BALSA","BALSO","BALTA","BALTO","BAMBA","BAMBU","BANAL","BANAS","BANCA","BANCE","BANCO","BANDA","BANDO","BANIR","BANJO","BANTU","BANYO","BANZO","BAÑAD","BAÑAN","BAÑAR","BAÑAS","BAÑEN","BAÑES","BAÑIL","BAÑOS","BAQUE","BARBA","BARBE","BARBO","BARCA","BARCO","BARDA","BARDE","BARDO","BARES","BARIA","BARIL","BARIO","BARIS","BARNS","BARON","BAROS","BARRA","BARRE","BARRI","BARRO","BARZA","BASAD","BASAL","BASAN","BASAR","BASAS","BASCA","BASEN","BASES","BASIS","BASNA","BASTA","BASTE","BASTO","BATAN","BATAS","BATEA","BATEE","BATEL","BATEN","BATEO","BATES","BATEY","BATIA","BATID","BATIN","BATIO","BATIR","BATIS","BATON","BATOS","BATUA","BAULA","BAURE","BAUSA","BAUZA","BAYAL","BAYAS","BAYON","BAYOS","BAYUA","BAYUS","BAZAR","BAZAS","BAZOS","BEATA","BEATO","BEBAN","BEBAS","BEBED","BEBEN","BEBER","BEBES","BEBIA","BEBIO","BECAD","BECAN","BECAR","BECAS","BEDEL","BEFAD","BEFAN","BEFAR","BEFAS","BEFEN","BEFES","BEFOS","BEFRE","BEGUM","BEIGE","BEJIN","BELDA","BELDE","BELDO","BELEN","BELES","BELEZ","BELFA","BELFO","BELGA","BELIO","BELLA","BELLO","BELUA","BEMBA","BEMBE","BEMBO","BEMOL","BENES","BEODA","BEODO","BEORI","BEQUE","BERBI","BERMA","BERON","BERRA","BERRE","BERRO","BERTA","BERZA","BESAD","BESAN","BESAR","BESAS","BESEN","BESES","BESOS","BETAS","BETEL","BETUN","BEUDA","BEUDO","BEYES","BEZAR","BEZON","BEZOS","BIAZA","BIBIS","BICAL","BICHA","BICHE","BICHO","BICIS","BICOS","BIDES","BIDON","BIELA","BIFAZ","BIFES","BIGAS","BIJAO","BIJAS","BIJOL","BILAO","BILES","BILIS","BILLA","BILMA","BILME","BILMO","BIMBA","BINAD","BINAN","BINAR","BINAS","BINEA","BINEE","BINEN","BINEO","BINES","BINGO","BINZA","BIOTA","BIRAS","BIRLA","BIRLE","BIRLI","BIRLO","BIROS","BISAD","BISAN","BISAR","BISAS","BI</text:span><text:soft-page-break/><text:span text:style-name="T1">SEL","BISEN","BISES","BISOS","BISTE","BITAD","BITAN","BITAR","BITAS","BITEN","BITER","BITES","BITOR","BIZAS","BIZCA","BIZCO","BIZMA","BIZME","BIZMO","BIZNA","BLAOS","BLAVA","BLAVO","BLEDA","BLEDO","BLOCA","BLOCO","BLOCS","BLUES","BLUSA","BOATO","BOBAS","BOBEA","BOBEE","BOBEO","BOBOS","BOCAL","BOCAS","BOCEA","BOCEE","BOCEL","BOCEO","BOCHA","BOCHE","BOCHO","BOCIN","BOCIO","BOCON","BOCOY","BODAS","BODES","BODON","BOFAN","BOFAR","BOFAS","BOFEN","BOFES","BOFIA","BOFOS","BOGAD","BOGAN","BOGAR","BOGAS","BOGUE","BOHIO","BOINA","BOIRA","BOITE","BOJAD","BOJAN","BOJAR","BOJAS","BOJEA","BOJEE","BOJEN","BOJEO","BOJES","BOJOS","BOLAR</text:span>","</text:p>
      <text:p text:style-name="P2"><text:span text:style-name="T1">BOLAS","BOLDO","BOLEA","BOLEE","BOLEO","BOLES","BOLIN","BOLIS","BOLLA","BOLLE","BOLLO","BOLON","BOLOS","BOLSA","BOLSO","BOMBA","BOMBE","BOMBO","BONAL","BONES","BONGA","BONGO","BONOS","BONZO","BOQUE","BOQUI","BORAX","BORDA","BORDE","BORDO","BOREO","BORIA","BORLA","BORNA","BORNE","BORNI","BOROS","BORRA","BORRE","BORRO","BORTO","BOSAR","BOSON","BOSTA","BOTAD","BOTAN","BOTAR","BOTAS","BOTEA","BOTEE","BOTEN","BOTEO","BOTES","BOTIN","BOTON","BOTOR","BOTOS","BOXEA","BOXEE","BOXEO","BOXER","BOXES","BOYAD","BOYAL","BOYAN","BOYAR","BOYAS","BOYEN","BOYES","BOZAL","BOZAS","BOZON","BOZOS","BRACA","BRACO","BRAGA","BRAMA","BRAME","BRAMO","BRAÑA","BRASA","BRAVA","BRAVO","BRAZA","BRAZO","BREAD","BREAN","BREAR","BREAS","BRECA","BRECE","BRECO","BREEN","BREES","BREGA","BREGO","BREÑA","BRETE","BREVA","BREVE","BREZA","BREZO","BRIAL","BRIBA","BRICE","BRIDA","BRIOL","BRIOS","BRISA","BRISE","BRISO","BRIZA","BRIZO","BROAS","BROCA","BROCE","BROMA","BROME","BROMO","BROTA","BROTE","BROTO","BROZA","BROZO","BRUCE","BRUGO","BRUJA","BRUJE","BRUJI","BRUJO","BRUMA","BRUME","BRUMO","BRUNA","BRUNO","BRUÑA","BRUÑE","BRUÑI","BRUÑO","BRUTA","BRUTO","BRUTS","BRUZA","BRUZO","BUARO","BUBAS","BUBIS","BUBON","BUCAL","BUCEA","BUCEE","BUCEN","BUCEO","BUCES","BUCHE","BUCIO","BUCLE","BUCOS","BUDAS","BUDIN","BUEGA","BUENA","BUENO","BUERA","BUFAD","BUFAN","BUFAR","BUFAS","BUFEN","BUFEO","BUFES","BUFET","BUFIA","BUFON","BUFOS","BUGLE","BUHIO","BUHOS","BUIDA","BUIDO","BUJEO","BUJES","BUJIA","BUJOS","BULAR","BULAS","BULBO","BULDA","BULES","BULIN","BULIS","BULLA","BULLE","BULLI","BULLO","BULON","BULOS","BULTO","BUNAS","BUNIO","BUQUE","BURAS","BURDA","BURDO","BUREL","BUREO","BURGA","BURGO","BURIL","BURIO","BURIS","BURLA","BURLE","BURLO","BUROS","BURRA","BURRO","BUSCA","BUSCO","BUSES","BUSTO","BUTEN","BUTIA","BUYOS","BUZAD","BUZAN","BUZAR","BUZAS","BUZON","BUZOS","CABAL","CABAS","CABED","CABEN","CABER","CABES","CABIA","CABIO","CABL</text:span><text:soft-page-break/><text:span text:style-name="T1">E","CABOS","CABRA","CABRE","CABRO","CACAN","CACAO","CACAS","CACEA","CACEE","CACEN","CACEO","CACES","CACHA","CACHE","CACHO","CACHU","CACLE","CACOS","CACTO","CACUY","CADAS","CADIS","CADOS","CAEIS","CAENA","CAERA","CAERE","CAFES","CAFIZ","CAFRE","CAGAD","CAGAN","CAGAR","CAGAS","CAGON","CAGUE","CAHIZ","CAIAN","CAIAS","CAICO","CAIDA","CAIDO","CAIES","CAIGA","CAIGO","CAIMA","CAIRE","CAITE","CAJAS","CAJEL","CAJIN","CAJIS","CAJON","CAJOS","CALAD","CALAN","CALAO","CALAR","CALAS","CALCA","CALCE","CALCO","CALDA","CALDO","CALED","CALEN","CALER","CALES","CALIA","CALIO","CALIS","CALIZ","CALLA","CALLE","CALLO","CALMA","CALME","CALMO","CALON","CALOR","CALOS","CALTA","CALVA","CALVE","CALVO","CALZA","CALZO","CAMAL","CAMAO","CAMAS","CAMBA","CAMBE","CAMBO","CAMIO","CAMON","CAMPA","CAMPE","CAMPO","CANAL","CANAS","CANDA","CANDE","CANDI","CANDO","CANEA","CANEE","CANEO","CANES","CANEY","CANEZ","CANGA","CANGO","CANIA","CANIL","CANJE","CANOA","CANON","CANOS","CANSA","CANSE","CANSO","CANTA","CANTE","CANTO","CANTU","CAÑAD","CAÑAL","CAÑAN","CAÑAR","CAÑAS","CAÑEA","CAÑEE","CAÑEN","CAÑEO","CAÑES","CAÑIS","CAÑON","CAÑOS","CAOBA","CAOBO","CAPAD","CAPAN","CAPAR","CAPAS","CAPAZ","CAPEA","CAPEE","CAPEL","CAPEN","CAPEO","CAPES","CAPIA","CAPIN","CAPIO","CAPIS","CAPON","CAPOS","CAPPA","CAPTA","CAPTE","CAPTO","CAPUZ","CAQUI","CARAO","CARAS","CARAU","CARAY","CARBA","CARCA","CARDA","CARDE","CARDO","CAREA","CAREE","CAREL","CAREO","CARES","CAREY","CARGA","CARGO","CARIA","CARIE","CARIO","CARIS","CARIZ","CARLA","CARLO","CARME","CARNE","CARON","CAROS","CARPA","CARPE","CARPI","CARPO","CARRA","CARRO","CARTA","CARVI","CASAD","CASAL","CASAN","CASAR","CASAS","CASCA","CASCO","CASEA","CASEN","CASEO","CASES","CASIA","CASIS","CASON","CASOS","CASPA","CASTA","CASTO","CATAD","CATAN","CATAR","CATAS","CATEA","CATEE","CATEN","CATEO","CATES","CATEY","CATIN","CATON","CATOS","CATRE","CAUBA","CAUCA","CAUCE","CAUDA","CAUJE","CAULA","CAUNO","CAURI","CAURO","CAUSA","CAUSE","CAUSO","CAUTA","CAUTO","CAUZA","CAVAD","CAVAN","CAVAR","CAVAS","CAVEA","CAVEN","CAVES","CAVIA","CAVIO","CAVIS","CAVON","CAVOS","CAYAN","CAYAS","CAYOS","CAZAD","CAZAN","CAZAR","CAZAS","CAZON","CAZOS","CAZUZ","CEAJA","CEAJO","CEBAD","CEBAN","CEBAR","CEBAS","CEBEN","CEBES","CEBIL","CEBON","CEBOS","CEBRA","CEBRO","CEBTI","CEBUS","CECAL","CECAS","CECEA","CECEE","CECEO","CEDAN","CEDAS","CEDED","CEDEN","CEDER","CEDES","CEDIA","CEDIO","CEDRO","CEFEA","CEFEE","CEFEO","CEFOS","CEGAD","CEGAR","CEGAS","CEGUA","CEGUE","CEIBA","CEIBO","CEJAD","CEJAN","CEJAR","CEJAS","CEJEN","CEJES","CEJOS","CELAD","CELAN","CELA</text:span><text:soft-page-break/><text:span text:style-name="T1">R","CELAS","CELDA","CELEN","CELES","CELFO","CELIA","CELLA","CELLO","CELOS","CELTA","CEMAS","CEMBO","CENAD","CENAL","CENAN","CENAR","CENAS","CENCA","CENCO","CENEN","CENES","CENIA","CENIS","CENIT","CENSA","CENSE","CENSO","CENTS","CEÑAD","CEÑAN","CEÑAR","CEÑAS","CEÑEN","CEÑES","CEÑIA","CEÑID","CEÑIR","CEÑIS","CEÑOS","CEPAS","CEPOS","CEPTI","CEQUI","CERAS","CERCA","CERCO","CERDA","CERDO","CEREA","CEREO","CERIO","CERNA","CERNE","CERNI","CERNO","CERON","CEROS","CERPA","CERRA","CERRE","CERRO","CESAD","CESAN","CESAR","CESAS","CESEN","CESES","CESIO","CESTA","CESTO","CETIL","CETIS","CETME","CETRA","CETRE","CETRO","CEUTI","CHACA","CHACE","CHACO","CHAFA","CHAFE","CHAFO","CHAIS","CHAJA","CHALA","CHALE","CHALO","CHAMA","CHAME","CHAMO","CHANA","CHANE","CHANO","CHAPA","CHAPE","CHAPO","CHATA","CHATO","CHAUL","CHAUZ","CHAVA","CHAVE","CHAVO","CHAYA","CHAYE","CHAYO","CHAZA","CHAZO","CHECA","CHECO","CHEFS","CHEJE","CHELA","CHELE","CHELI","CHELO","CHEPA","CHEPE","CHEPO","CHERA","CHERO","CHESA","CHESO","CHETA","CHETO","CHIAD","CHIAN","CHIAR","CHIAS","CHICA","CHICO","CHICS","CHIDA","CHIDO","CHIEN","CHIES","CHIFA","CHIIS","CHILE","CHIMA","CHIME","CHIMO","CHIMU","CHINA","CHINE","CHINO","CHIPA","CHIPE","CHIPS","CHIRA","CHIRI","CHISA","CHIST","CHITA","CHITE","CHITO","CHIVA","CHIVE","CHIVO","CHIZA","CHOBA","CHOCA","CHOCO","CHOFE","CHOLA","CHOLO","CHONA","CHONO","CHOPA","CHOPE","CHOPO","CHORA","CHORE","CHORI","CHORO","CHOTA","CHOTE","CHOTO","CHOVA","CHOYA","CHOYE","CHOYO","CHOZA","CHOZO","CHUAS","CHUCA","CHUCE","CHUCO","CHUFA","CHUFE","CHUFO","CHULA","CHULE","CHULO","CHUNA","CHUÑA","CHUÑO","CHUPA","CHUPE","CHUPO","CHURA","CHURO","CHURU","CHUTA","CHUTE","CHUTO","CHUTS","CHUVA","CHUYA","CHUYO","CHUZA","CHUZO","CIABA","CIADO","CIAIS","CIANI","CIARA","CIARE","CIASE","CIATO","CIBAL","CIBIS","CICAS","CICCA","CICLA","CICLE","CICLO","CIDES","CIDRA","CIDRO","CIECA","CIEGA","CIEGO","CIEIS","CIELO","CIEMO","CIENO","CIFRA","CIFRE","CIFRO","CIGUA","CIJAS","CILIO","CILLA","CIMAR","CIMAS","CIMBA","CIMIA","CIMPA","CINAS","CINCA","CINCO","CINCS","CINES","CINIA","CINTA","CINTE","CINTO","CIÑAN","CIÑAS","CIÑEN","CIÑES","CIPES","CIPOS","CIRCA","CIRCE","CIRCO","CIRIO","CIRRO","CISCA","CISCO","CISMA","CISME","CISMO","CISNE","CISTA</text:span>","</text:p>
      <text:p text:style-name="P2"><text:span text:style-name="T1">CITAD","CITAN","CITAR","CITAS","CITEN","CITES","CITRA","CIVIL","CLACO","CLACS","CLAMA","CLAME","CLAMO","CLAPA","CLARA","CLARO","CLASE","CLAVA","CLAVE","CLAVO","CLEMA","CLERO","CLICA","CLICS","CLIMA","CLIPS","CLISA","CLISE","CLISO","CLOCA","CLOCO","CLONA","CLONE","CLONO","CLORA","CLORE","CLORO","CLOTA","CLUBE","CLUBS"</text:span><text:soft-page-break/><text:span text:style-name="T1">,"COANA","COATI","COBAS","COBEA","COBEZ","COBIL","COBLA","COBOS","COBRA","COBRE","COBRO","COCAD","COCAL","COCAN","COCAR","COCAS","COCEA","COCED","COCEE","COCEO","COCER","COCES","COCHA","COCHE","COCHI","COCHO","COCIA","COCIO","COCOL","COCOS","COCUI","COCUY","CODAL","CODAS","CODEA","CODEE","CODEO","CODEZ","CODIN","CODON","CODOS","COEVA","COEVO","COFAN","COFAS","COFIA","COFIN","COFRE","COGED","COGEN","COGER","COGES","COGIA","COGIO","COGON","COIMA","COIME","COINE","COIPO","COITA","COITE","COITO","COJAL","COJAN","COJAS","COJEA","COJEE","COJEO","COJIN","COJON","COJOS","COLAD","COLAN","COLAR","COLAS","COLEA","COLEE","COLEN","COLEO","COLES","COLGA","COLGO","COLIN","COLLA","COLMA","COLME","COLMO","COLON","COLOR","COLOS","COLPA","COLPE","COLZA","COMAL","COMAN","COMAS","COMBA","COMBE","COMBO","COMED","COMEN","COMER","COMES","COMIA","COMIC","COMIO","COMIS","COMTA","COMTO","COMUN","CONCA","CONDE","CONGA","CONGO","CONOS","CONTA","CONTE","CONTO","COÑAC","COÑAS","COÑEA","COÑEE","COÑEO","COÑON","COÑOS","COONA","COPAD","COPAL","COPAN","COPAR","COPAS","COPEA","COPEC","COPEE","COPEN","COPEO","COPES","COPEY","COPIA","COPIE","COPIN","COPIO","COPLA","COPON","COPOS","COPRA","COPTA","COPTO","COQUE","COQUI","CORAD","CORAL","CORAN","CORAR","CORAS","CORBE","CORCA","CORCO","CORDA","COREA","COREE","COREN","COREO","CORES","CORIO","CORIS","CORLA","CORLE","CORLO","CORMA","CORNO","COROS","CORPA","CORPS","CORRA","CORRE","CORRI","CORRO","CORSA","CORSE","CORSO","CORTA","CORTE","CORTO","CORUA","CORVA","CORVE","CORVO","CORZA","CORZO","COSAN","COSAS","COSCA","COSCO","COSED","COSEN","COSER","COSES","COSIA","COSIO","COSOS","COSPE","COSTA","COSTE","COSTO","COTAD","COTAN","COTAR","COTAS","COTEN","COTES","COTIN","COTIS","COTON","COTOS","COTUA","COVAD","COVAN","COVAR","COVAS","COVEN","COVES","COXAL","COXAS","COXIS","COYAN","COYAS","COYES","COYOL","CRACS","CRASA","CRASO","CRAZA","CREAD","CREAN","CREAR","CREAS","CRECE","CRECI","CREDO","CREED","CREEN","CREER","CREES","CREIA","CREMA","CREME","CREMO","CREPE","CREPS","CRESA","CRESO","CRETA","CREYO","CRIAD","CRIAN","CRIAR","CRIAS","CRIBA","CRIBE","CRIBO","CRICA","CRICS","CRIDA","CRIEN","CRIES","CRINA","CRINE","CRINO","CRIOS","CROAD","CROAN","CROAR","CROAS","CROCO","CROEN","CROES","CROMA","CROME","CROMO","CRONO","CROSS","CROTO","CROZA","CRUCE","CRUDA","CRUDO","CRUEL","CRUJA","CRUJE","CRUJI","CRUJO","CRUOR","CRUPS","CRUZA","CRUZO","CUABA","CUACO","CUADA","CUADO","CUAJA","CUAJE","CUAJO","CUAPE","CUASI","CUATA","CUATE","CUATI","CUBAS","CUBIL","CUBOS","CUBRA","CUBRE","CUBRI","CUBRO","CUCAD","CUCAN","CUCAR"</text:span><text:soft-page-break/><text:span text:style-name="T1">,"CUCAS","CUCHA","CUCHE","CUCHI","CUCHO","CUCOS","CUCUS","CUCUY","CUECA","CUECE","CUECO","CUELA","CUELE","CUELO","CUERA","CUERO","CUETE","CUETO","CUEVA","CUEZA","CUEZO","CUICA","CUICO","CUIDA","CUIDE","CUIDO","CUIJA","CUILO","CUINA","CUINO","CUITA","CUJAS","CUJES","CUJIN","CUJIS","CUJON","CULAR","CULAS","CULEA","CULEE","CULEN","CULEO","CULIA","CULIO","CULIS","CULLE","CULON","CULOS","CULPA","CULPE","CULPO","CULTA","CULTO","CUMAS","CUMBA","CUMBE","CUMBO","CUMEL","CUMPA","CUNAD","CUNAN","CUNAR","CUNAS","CUNDA","CUNDE","CUNDI","CUNDO","CUNEA","CUNEE","CUNEN","CUNEO","CUNES","CUÑAD","CUÑAL","CUÑAN","CUÑAR","CUÑAS","CUÑEN","CUÑES","CUÑOS","CUOTA","CUPES","CUPLE","CUPON","CUPOS","CUQUE","CURAD","CURAL","CURAN","CURAR","CURAS","CURCA","CURCO","CURDA","CURDO","CUREN","CURES","CURIA","CURIE","CURIL","CURIO","CURIS","CUROS","CURRA","CURRE","CURRO","CURRY","CURSA","CURSE","CURSI","CURSO","CURTA","CURTE","CURTI","CURTO","CURUL","CURVA","CURVE","CURVO","CUSAN","CUSAS","CUSCA","CUSCO","CUSCU","CUSEN","CUSES","CUSIA","CUSID","CUSIO","CUSIR","CUSIS","CUSMA","CUSPA","CUSUL","CUTAS","CUTER","CUTES","CUTIO","CUTIR","CUTIS","CUTOS","CUTRA","CUTRE","CUYAS","CUYEO","CUYES","CUYOS","CUZAS","CUZCO","CUZMA","CUZOS","CUZUL","DABAN","DABAS","DABLE","DACHA","DACIA","DACIO","DADAS","DADOR","DADOS","DAGAS","DAHIR","DAIFA","DAJAO","DALAS","DALGO","DALIA","DALLA","DALLE","DALLO","DAMAS","DAMIL","DAMOS","DANCE","DANDI","DANDO","DANES","DANGO","DANTA","DANTE","DANTO","DANZA","DANZO","DAÑAD","DAÑAN","DAÑAR","DAÑAS","DAÑEN","DAÑES","DAÑOS","DAQUI","DARAN","DARAS","DARDO","DARES","DARGA","DARIA","DATAD","DATAN","DATAR","DATAS","DATEA","DATEE","DATEN","DATEO","DATES","DATIL","DATOS","DAUCO","DAUDA","DAZAS","DEBAN","DEBAS","DEBDA","DEBDO","DEBED","DEBEN","DEBER","DEBES","DEBIA","DEBIL","DEBIO","DEBLA","DEBOS","DEBUT","DECAE","DECAI","DECIA","DECID","DECIR","DECIS","DECOR","DEDAL","DEDEO","DEDIL","DEDOS","DEESA","DEJAD","DEJAN","DEJAR","DEJAS","DEJEN","DEJES","DEJOS","DELCO","DELES","DELGA","DELIA","DELIO","DELLA","DELLO","DELTA","DEMAS","DEMOS","DENDE","DENSA","DENSO","DENTA","DENTE","DENTO","DEÑAR","DEPON","DEQUE","DERBI","DESCA","DESDA","DESDE","DESDI","DESEA","DESEE","DESEO","DESES","DESGA","DESOI","DESTA","DESTE","DESTO","DESUS","DETAL","DETEN","DEUDA","DEUDO","DEVEN","DEYES","DEZMA","DEZME","DEZMO","DIADA","DIADO","DIANA","DIAÑO","DICAZ","DICEN","DICES","DICHA","DICHO","DICTA","DICTE","DICTO","DIEGO","DIERA","DIERE","DIESE","DIESI","DIETA","DIETE","DIETO","DIGAN","DIGAS","DIGNA","DIGNE","DIGNO","DIJES","DILUI","DIMAN","DIMAS","DIMEN"</text:span><text:soft-page-break/><text:span text:style-name="T1">,"DIMES","DIMIA","DIMID","DIMIO","DIMIR","DIMIS","DIMOS","DINAR","DINAS","DINES","DINOS","DIÑAD","DIÑAN","DIÑAR","DIÑAS","DIÑEN","DIÑES","DIODO","DIOSA","DIOSO","DIQUE","DIRAN","DIRAS","DIRIA","DISCA","DISCO","DISON","DISTA","DISTE","DISTO","DITAS","DIUCA","DIVAN","DIVAS","DIVOS","DOBLA","DOBLE","DOBLO","DOCAS","DOCES","DOCIL","DOCTA","DOCTO","DODOS","DOGAL","DOGAS","DOGMA","DOGOS","DOGRE","DOLAD","DOLAR","DOLAS","DOLED","DOLER","DOLES","DOLIA","DOLIO","DOLOR","DOLOS","DOMAD","DOMAN","DOMAR","DOMAS","DOMBO","DOMEN","DOMES","DOMOS","DONAD","DONAN","DONAR","DONAS","DONDE","DONEN","DONEO","DONES","DOÑAS","DOÑEA","DOÑEE","DOÑEO","DOPAD","DOPAN","DOPAR","DOPAS","DOPEN","DOPES","DORAD","DORAL","DORAN","DORAR","DORAS","DOREN","DORES","DORIA","DORIO","DORMI","DORNA","DORSO","DOSEL","DOSES","DOSIS","DOTAD","DOTAL","DOTAN","DOTAR","DOTAS","DOTEN","DOTES","DOTOR","DRABA","DRAGA","DRAGO","DRAMA","DREAS","DRENA","DRENE","DRENO","DRIAS","DRINO","DRIZA","DROGA","DROGO","DROPE","DRUPA","DRUSA","DRUSO","DSEDA","DUBAS","DUBDA","DUBIO","DUCAL","DUCAS","DUCES","DUCHA","DUCHE","DUCHO","DUCOS","DUCTO","DUDAD","DUDAN","DUDAR","DUDAS","DUDEN","DUDES","DUELA","DUELE","DUELO","DUEÑA","DUEÑO","DUETO","DUGOS","DUJOS","DULAR","DULAS","DULCE","DULIA","DUMAN","DUMAS","DUMEN</text:span>","</text:p>
      <text:p text:style-name="P2"><text:span text:style-name="T1">DUMES","DUMIA","DUMID","DUMIO","DUMIR","DUMIS","DUNAS","DUNDA","DUNDO","DUPLA","DUPLO","DUQUE","DURAD","DURAN","DURAR","DURAS","DUREN","DURES","DUROS","EBANO","EBRIA","EBRIO","ECHAD","ECHAN","ECHAR","ECHAS","ECHEN","ECHES","ECUAS","ECUOS","EDEMA","EDILA","EDITA","EDITE","EDITO","EDRAD","EDRAN","EDRAR","EDRAS","EDREN","EDRES","EDUCA","EDUCE","EDUCI","EDUCO","EDUJE","EDUJO","EFEBO","EFETA","EFETO","EFLUI","EFORO","EGENA","EGENO","EGIDA","EGUAR","EIRAS","EJIDO","EJION","EJOTE","ELAMI","ELATA","ELATO","ELCHE","ELEGA","ELEGI","ELEGO","ELEMI","ELEPE","ELETA","ELETO","ELEVA","ELEVE","ELEVO","ELFOS","ELIDA","ELIDE","ELIDI","ELIDO","ELIGE","ELIJA","ELIJE","ELIJO","ELITE","ELLAS","ELLES","ELLOS","ELOTE","ELUDA","ELUDE","ELUDI","ELUDO","EMANA","EMANE","EMANO","EMBAI","EMITA","EMITE","EMITI","EMITO","EMPOS","EMPRA","EMPRE","EMPRO","EMUES","EMULA","EMULE","EMULO","ENANA","ENANO","ENCIA","ENEAL","ENEAS","ENEJA","ENEJE","ENEJO","ENEMA","ENEOS","ENERO","ENOJA","ENOJE","ENOJO","ENRIA","ENRIE","ENRIO","ENSAY","ENTEO","ENTES","ENTRA","ENTRE","ENTRO","ENULA","ENVES","ENVIA","ENVIE","ENVIO","ENZAS","EOLIA","EOLIO","EONES","EPALE","EPATA","EPATE","EPATO","EPICA","EPICO","EPOCA","EPODA","EPODO","EPOTA","EPOTO","EPOXI","EQUIS","ERABA","ERADA","ERADO","ERAIS","ERAJE","ERALA","</text:span><text:soft-page-break/><text:span text:style-name="T1">ERARA","ERARE","ERASE","ERBIO","ERCER","EREBO","EREIS","ERGIO","ERGUI","ERIAL","ERIAS","ERICE","ERIGE","ERIGI","ERIJA","ERIJO","ERINA","ERIOS","ERIZA","ERIZO","ERMAR","EROGA","EROGO","ERRAD","ERRAJ","ERRAN","ERRAR","ERRAS","ERREN","ERRES","ERROR","ERROS","ERUTA","ERUTE","ERUTO","ESCAS","ESCAY","ESCOA","ESMUI","ESNOB","ESPAY","ESPIA","ESPIE","ESPIN","ESPIO","ESQUI","ESTAD","ESTAN","ESTAR","ESTAS","ESTAY","ESTEN","ESTER","ESTES","ESTIL","ESTIO","ESTOL","ESTOR","ESTOS","ESTOY","ESTRO","ESULA","ETANO","ETAPA","ETICA","ETICO","ETILO","ETIMO","ETNEA","ETNEO","ETNIA","ETOLA","ETOLO","ETUSA","EUBEA","EUBEO","EUROS","EVADA","EVADE","EVADI","EVADO","EVITA","EVITE","EVITO","EVOCA","EVOCO","EVOHE","EXIDA","EXIGE","EXIGI","EXIJA","EXIJO","EXILA","EXILE","EXILO","EXIMA","EXIME","EXIMI","EXIMO","EXITO","EXODO","EXORA","EXORE","EXORO","EXPIA","EXPIE","EXPIO","EXPON","EXTRA","EXUDA","EXUDE","EXUDO","FABAS","FABLA","FABOS","FABRO","FACAS","FACER","FACES","FACHA","FACHE","FACHO","FACIL","FACON","FACTO","FADAS","FADOS","FAENA","FAENE","FAENO","FAGOS","FAGOT","FAINA","FAINO","FAJAD","FAJAN","FAJAR","FAJAS","FAJEA","FAJEE","FAJEN","FAJEO","FAJES","FAJIN","FAJOL","FAJON","FAJOS","FALAZ","FALCA","FALCE","FALCO","FALDA","FALLA","FALLE","FALLO","FALOS","FALSA","FALSE","FALSO","FALTA","FALTE","FALTO","FALUA","FAMAS","FANAL","FANES","FANGO","FAÑAD","FAÑAN","FAÑAR","FAÑAS","FAÑEN","FAÑES","FAQUI","FARAD","FARAS","FARDA","FARDE","FARDO","FARIA","FARIO","FAROL","FARON","FAROS","FARPA","FARRA","FARRO","FARSA","FARTE","FASES","FASOL","FASOS","FASTA","FASTO","FATAL","FATAS","FATOR","FATOS","FATUA","FATUO","FAUNA","FAUNO","FAVOR","FAVOS","FAXEA","FAXEE","FAXEO","FAXES","FAYAS","FEBEA","FEBEO","FEBLE","FECAL","FECES","FECHA","FECHE","FECHO","FEEZA","FEJES","FELIZ","FELON","FELPA","FELPE","FELPO","FELUS","FEMAD","FEMAN","FEMAR","FEMAS","FEMEN","FEMES","FEMUR","FENAL","FENDA","FENDI","FENIX","FENOL","FERAL","FERAZ","FERIA","FERIE","FERIO","FERIR","FERMI","FEROZ","FERRA","FERRE","FERRO","FERRY","FESTA","FETAL","FETAS","FETEN","FETOR","FETOS","FETUA","FEUCA","FEUCO","FEUDA","FEUDE","FEUDO","FEURA","FIABA","FIACA","FIADA","FIADO","FIAIS","FIANA","FIARA","FIARE","FIASE","FIATS","FIBRA","FICAR","FICEN","FICES","FICHA","FICHE","FICHO","FICUS","FIDEO","FIEIS","FIEMO","FIERA","FIERO","FIFAD","FIFAN","FIFAR","FIFAS","FIFEN","FIFES","FIFIS","FIGLE","FIGON","FIJAD","FIJAN","FIJAR","FIJAS","FIJEN","FIJES","FIJON","FIJOS","FILAD","FILAN","FILAR","FILAS","FILEN","FILES","FILFA","FILIA","FILIE","FILIN","FILIO","FILIS","FILLO","FILMA","FILME","FILMO","</text:span><text:soft-page-break/><text:span text:style-name="T1">FILMS","FILON","FILOS","FIMOS","FINAD","FINAL","FINAN","FINAR","FINAS","FINCA","FINCO","FINEN","FINES","FINGE","FINGI","FINIA","FINID","FINIO","FINIR","FINIS","FINJA","FINJO","FINOS","FINTA","FINTE","FINTO","FIÑES","FIQUE","FIRMA","FIRME","FIRMO","FISAN","FISCO","FISGA","FISGO","FISTA","FISTO","FIZAD","FIZAN","FIZAR","FIZAS","FIZON","FLACA","FLACO","FLAMA","FLAON","FLASH","FLATO","FLAVA","FLAVO","FLECO","FLEJA","FLEJE","FLEJO","FLEMA","FLEME","FLEOS","FLETA","FLETE","FLETO","FLEXO","FLIPA","FLIPE","FLIPO","FLOJA","FLOJO","FLORA","FLORE","FLORO","FLOTA","FLOTE","FLOTO","FLUIA","FLUID","FLUIR","FLUIS","FLUJO","FLUOR","FLUYA","FLUYE","FLUYO","FOBIA","FOCAL","FOCAS","FOCHA","FOCIA","FOCIO","FOCOS","FOFAS","FOFOS","FOGON","FOISA","FOISO","FOJAS","FOLGA","FOLGO","FOLIA","FOLIE","FOLIO","FOLLA","FOLLE","FOLLO","FOLUZ","FOMES","FONDA","FONDO","FONES","FONIL","FONIO","FONJE","FONOS","FOQUE","FORAL","FORAS","FORCA","FORCE","FORJA","FORJE","FORJO","FORMA","FORME","FORMO","FORNO","FOROS","FORRA","FORRE","FORRO","FORTE","FORUM","FORZA","FORZO","FOSAD","FOSAL","FOSAN","FOSAR","FOSAS","FOSCA","FOSCO","FOSEN","FOSES","FOSIL","FOSOR","FOSOS","FOTON","FOTOS","FOVEA","FRACS","FRADA","FRADE","FRADO","FRAGA","FRAÑA","FRAÑE","FRAÑI","FRAÑO","FRASE","FRECE","FREDO","FREGA","FREGO","FREIA","FREID","FREIR","FREIS","FRENA","FRENE","FRENO","FREON","FREOS","FRESA","FRESE","FRESO","FRETA","FRETE","FRETO","FREZA","FREZO","FRIAN","FRIAS","FRICA","FRICO","FRIEN","FRIES","FRIOR","FRIOS","FRISA","FRISE","FRISO","FRITA","FRITE","FRITO","FROGA","FROGO","FROTA","FROTE","FROTO","FRUIA","FRUID","FRUIR","FRUIS","FRUTA","FRUTE","FRUTO","FRUYA","FRUYE","FRUYO","FUCAR","FUCHI","FUCIA","FUCOS","FUDRE","FUEGO","FUERA","FUERE","FUERO","FUESA","FUESE","FUETS","FUFAD","FUFAN","FUFAR","FUFAS","FUFEN","FUFES","FUFOS","FUFUS","FUGAN","FUGAR","FUGAS","FUGAZ","FUGIR","FUGUE","FUINA","FULAR","FULAS","FULGE","FULGI","FULJA","FULJO","FULLA","FUMAD","FUMAN","FUMAR","FUMAS","FUMEN","FUMES","FUMON","FUNCA","FUNCO","FUNDA","FUNDE","FUNDI","FUNDO","FUNGE","FUNGI","FUNJA","FUNJO","FUÑAR","FURAS","FURIA","FUROR","FUROS","FURTO","FUSAS","FUSCA","FUSCO","FUSIL","FUSOR","FUSOS","FUSTA","FUSTE","FUSTO","FUTIL","FUTON","FUTRE","GABAN","GABAR","GACEL","GACHA","GACHE","GACHI","GACHO","GAFAD","GAFAN","GAFAR","GAFAS","GAFEA","GAFEE","GAFEN","GAFEO","GAFES","GAFOS","GAGAS","GAGOS","GAITA","GAJES","GAJOS","GALAN","GALAS","GALCE","GALEA","GALEO","GALES","GALGA","GALGO","GALIO","GALLA","GALLE","GALLO","GALON","GALOP","GALOS","GALUA","GAMAS","GAMBA","GAMMA","GAMON","GAMOS","</text:span><text:soft-page-break/><text:span text:style-name="T1">GANAD","GANAN","GANAR","GANAS","GANEN","GANES","GANGA","GANSA","GANSO","GANTA","GANTE","GAÑAN","GAÑAS","GAÑEN","GAÑES","GAÑIA","GAÑID","GAÑIL","GAÑIN","GAÑIR","GAÑIS","GAÑON","GARAS","GARAY","GARBA","GARBE","GARBO","GARFA","GARIA","GARIO","GARLA","GARLE","GARLO","GARMA","GAROS","GARPA","GARPE","GARPO","GARRA</text:span>","</text:p>
      <text:p text:style-name="P2"><text:span text:style-name="T1">GARRE","GARRI","GARRO","GARUA","GARUE","GARUO","GARZA","GARZO","GASAS","GASEA","GASEE","GASEO","GASES","GASON","GASTA","GASTE","GASTO","GATAS","GATEA","GATEE","GATEO","GATOS","GAUSS","GAVIA","GAYAD","GAYAN","GAYAR","GAYAS","GAYEN","GAYES","GAYOS","GAZAS","GAZNA","GAZNE","GAZNO","GELAN","GELAR","GELAS","GELEN","GELES","GELFE","GEMAS","GEMIA","GEMID","GEMIR","GEMIS","GENES","GENIO","GENOL","GENTE","GEODA","GERBO","GESTA","GESTE","GESTO","GETAS","GIBAD","GIBAN","GIBAO","GIBAR","GIBAS","GIBEN","GIBES","GIBON","GIGAS","GILAS","GILES","GILIS","GILVA","GILVO","GIMAN","GIMAS","GIMEN","GIMES","GIMIO","GINEA","GIRAD","GIRAN","GIRAR","GIRAS","GIREN","GIRES","GIROS","GISES","GISTE","GLASE","GLAYO","GLEBA","GLERA","GLIAL","GLIAS","GLIDE","GLIFO","GLOBO","GLOSA","GLOSE","GLOSO","GLUMA","GNEIS","GNOMO","GOBEN","GOBIO","GOCEN","GOCES","GOCHA","GOCHO","GODAS","GODEO","GODOS","GOFAS","GOFIO","GOFOS","GOFRA","GOFRE","GOFRO","GOLAS","GOLEA","GOLEE","GOLEO","GOLES","GOLFA","GOLFO","GOLFS","GOLPE","GOMAR","GOMAS","GOMEL","GOMER","GOMIA","GONCE","GONGO","GORDA","GORDO","GORGA","GORJA","GORMA","GORME","GORMO","GORRA","GORRO","GOTAS","GOTEA","GOTEE","GOTEO","GOTON","GOYAS","GOYOS","GOZAD","GOZAN","GOZAR","GOZAS","GOZNE","GOZON","GOZOS","GRABA","GRABE","GRABO","GRADA","GRADE","GRADO","GRAFO","GRAIS","GRAJA","GRAJO","GRAMA","GRAME","GRAMO","GRANA","GRAND","GRANE","GRANO","GRANT","GRAOS","GRAPA","GRAPE","GRAPO","GRASA","GRASO","GRATA","GRATE","GRATO","GRAVA","GRAVE","GRAVO","GREBA","GRECA","GRECO","GREDA","GREEN","GRELO","GRENO","GREÑA","GRIAL","GRIDA","GRIFA","GRIFE","GRIFO","GRIJA","GRILL","GRIMA","GRIPA","GRIPE","GRIPO","GRISA","GRISU","GRITA","GRITE","GRITO","GROAD","GROAN","GROAR","GROAS","GROEN","GROES","GROGS","GROJO","GROMO","GROSA","GROSO","GRUAS","GRUIA","GRUID","GRUIR","GRUIS","GRUJA","GRUJE","GRUJI","GRUJO","GRUMO","GRUÑA","GRUÑE","GRUÑI","GRUÑO","GRUPA","GRUPI","GRUPO","GRUTA","GRUYA","GRUYE","GRUYO","GUABA","GUABO","GUACA","GUACO","GUADO","GUAIS","GUAJA","GUAJE","GUALA","GUAMA","GUAME","GUAMO","GUANO","GUAOS","GUAPA","GUAPE","GUAPO","GUARA","GUARE","GUARI","GUARO","GUASA","GUASO","GUATA","GUATE","GUATO","GUAYA","GUAYE","GUAYO","GUBIA","GUEÑA","GUERA","GUERO","GUETO","GUIAD","GUIAN","GUIAR","GUIAS","GU</text:span><text:soft-page-break/><text:span text:style-name="T1">IDA","GUIDO","GUIEN","GUIES","GUIFA","GUIJA","GUIJO","GUILA","GUILO","GUINA","GUINO","GUIÑA","GUIÑE","GUIÑO","GUION","GUIPA","GUIPE","GUIPO","GUIRA","GUIRE","GUIRI","GUIRO","GUISA","GUISE","GUISO","GUITA","GUITE","GUITO","GUIYE","GUJAS","GULAG","GULAR","GULAS","GULAY","GULES","GUMIA","GURDA","GURDO","GURIS","GURUS","GUSTA","GUSTE","GUSTO","GUZGA","GUZGO","GUZLA","HABAR","HABAS","HABER","HABIA","HABIL","HABIZ","HABLA","HABLE","HABLO","HABON","HABRA","HABRE","HABUS","HACAN","HACED","HACEN","HACER","HACES","HACHA","HACHE","HACHO","HACIA","HADAR","HADAS","HADOS","HAFIZ","HAGAN","HAGAS","HAIGA","HALAD","HALAN","HALAR","HALAS","HALDA","HALEN","HALES","HALLA","HALLE","HALLO","HALON","HALOS","HAMEZ","HAMPA","HAMPO","HANZO","HAPAX","HARAN","HARAS","HARBA","HARBE","HARBO","HARCA","HARDA","HAREM","HAREN","HARIA","HARMA","HARON","HARPA","HARRE","HARTA","HARTE","HARTO","HASTA","HATEA","HATEE","HATEO","HATOS","HAUTE","HAVAR","HAVOS","HAYAL","HAYAN","HAYAS","HAYOS","HAZAS","HEBEN","HEBRA","HECES","HECHA","HECHO","HEDED","HEDER","HEDES","HEDIA","HEDIO","HEDOR","HELAD","HELAR","HELAS","HELEA","HELEE","HELEO","HELIO","HELOR","HEMOS","HENAL","HENAR","HENDE","HENDI","HENIL","HENOS","HENRY","HEÑIA","HEÑID","HEÑIR","HEÑIS","HERBA","HERBE","HERBO","HERIA","HERID","HERIL","HERIR","HERIS","HERMA","HEROE","HERPE","HERRA","HERRE","HERRO","HERTZ","HERVE","HERVI","HESPA","HESPE","HESPI","HESPO","HETEA","HETEO","HEVEA","HIATO","HICOS","HIDRA","HIEDA","HIEDE","HIEDO","HIELA","HIELE","HIELO","HIENA","HIERA","HIERE","HIERO","HIGAS","HIGOS","HIGUI","HIJAS","HIJEA","HIJEE","HIJEO","HIJOS","HILAD","HILAN","HILAR","HILAS","HILEN","HILES","HILIO","HILOS","HIMEN","HIMNO","HIMPA","HIMPE","HIMPO","HINCA","HINCO","HINDI","HINDU","HIÑAN","HIÑAS","HIÑEN","HIÑES","HIÑIA","HIÑID","HIÑIR","HIÑIS","HIPAD","HIPAN","HIPAR","HIPAS","HIPEN","HIPER","HIPES","HIPOS","HIPPY","HIRCO","HIRIO","HIRMA","HIRME","HIRMO","HISCA","HISPA","HISPE","HISPI","HISPO","HITAD","HITAN","HITAR","HITAS","HITEN","HITES","HITON","HITOS","HOBBY","HOBOS","HOCEN","HOCES","HOGAR","HOGOS","HOJAS","HOJEA","HOJEE","HOJEO","HOLAN","HOLCO","HOLEA","HOLEE","HOLEO","HOLGA","HOLGO","HOLLA","HOLLE","HOLLO","HOMES","HONDA","HONDO","HONGO","HONOR","HONRA","HONRE","HONRO","HOPAN","HOPAR","HOPAS","HOPEA","HOPEE","HOPEN","HOPEO","HOPES","HOPOS","HOQUE","HORAS","HORCA","HORCO","HORDA","HORMA","HORNA","HORNE","HORNO","HORRA","HORRE","HORRO","HOSCA","HOSCO","HOSPA","HOSTE","HOTEL","HOTOS","HOVES","HOYAD","HOYAN","HOYAR","HOYAS","HOYEN","HOYES","HOYOS","HOZAD","HOZAN","HOZAR","HOZAS","HUACA","HU</text:span><text:soft-page-break/><text:span text:style-name="T1">ACO","HUAJE","HUAOS","HUCHA","HUCHO","HUCIA","HUECA","HUECO","HUEGO","HUELA","HUELE","HUELO","HUERA","HUERO","HUESA","HUESO","HUEVA","HUEVE","HUEVO","HUIAN","HUIAS","HUICH","HUIDA","HUIDO","HUIFA","HUILA","HUILO","HUIRA","HUIRE","HUIRO","HULAD","HULAN","HULAR","HULAS","HULEA","HULEE","HULEN","HULEO","HULES","HULLA","HULTE","HUMAD","HUMAN","HUMAR","HUMAS","HUMEA","HUMEE","HUMEN","HUMEO","HUMES","HUMIL","HUMOR","HUMOS","HUMUS","HUNAS","HUNDA","HUNDE","HUNDI","HUNDO","HUNOS","HUPES","HURAS","HURGA","HURGO","HURIS","HURON","HURRA","HURTA","HURTE","HURTO","HUSAR","HUSMA","HUSME","HUSMO","HUSOS","HUTAS","HUTIA","HUYAN","HUYAS","HUYEN","HUYES","IBAIS","IBERA","IBERO","IBICE","ICACO","ICEIS","ICHAL","ICHOS","ICHUS","ICONO","ICTUS","IDEAD","IDEAL","IDEAN","IDEAR","IDEAS","IDEAY","IDEEN","IDEES","IDEOS","IDOLO","IGLUS","IGNEA","IGNEO","IGUAL","IGUAR","IJADA","IJIYO","IJUJU","ILEON","ILEOS","ILESA","ILESO","ILION","ILOTA","ILUDA","ILUDE","ILUDI","ILUDO","ILUSA","ILUSO","IMADA","IMANA","IMANE","IMANO","IMBUI","IMELA","IMITA","IMITE","IMITO","IMPAR","IMPIA","IMPIO","IMPLA","IMPLE","IMPLO","IMPON","INANE","INCAS","INCOA","INCOE","INCOO","INDAS","INDEX","INDIA","INDIO","INDOS","INFLA","INFLE","INFLO","INGAS","INGLE","INGON","INGRE","INOPE","INPUT","INRIS","INSTA","INSTE","INSTO","INTER","INTIS","INTUI","INVAR","IONES","IOTAS","IPSIS","IRADA","IRADO","IRANI","IREIS","IRGAN","IRGAS","IRGUE","IRIAN","IRIAS","IRIDE","IRISA","IRISE","IRISO","IRRUI","IRUPE","ISBAS","ISLAM","ISLAN","ISLAS","ISLEO","ISOCA","ISTMO","ITALA","ITALO","ITEMS","ITERA","ITERE","ITERO","ITRIA","ITRIO","ITZAJ","IZABA","IZADA","IZADO","IZAIS","IZARA","IZARE","IZASE","IZOTE","JABAS","JABIS","JABLE","JABON","JABRA","JABRE","JABRI","JABRO","JACAL","JACAS","JACER","JACHA","JACOS","JACTA","JACTE","JACTO","JADAS","JADEA","JADEE","JADEO","JADES","JADIA","JADIE","JADIO","JAECE","JAEZA","JAEZO","JAGUA","JAIBA","JAIMA","JAJAY</text:span>","</text:p>
      <text:p text:style-name="P2"><text:span text:style-name="T1">ALAD","JALAN","JALAR","JALAS","JALDA","JALDE","JALDO","JALEA","JALEE","JALEN","JALEO","JALES","JALMA","JALON","JAMAD","JAMAN","JAMAR","JAMAS","JAMBA","JAMBE","JAMBO","JAMEN","JAMES","JAMON","JANES","JAÑAS","JAÑOS","JAPON","JAQUE","JARAL","JARAS","JARBA","JARBE","JARBO","JARCA","JARDA","JAROS","JARRA","JARRE","JARRO","JASAD","JASAN","JASAR","JASAS","JASEN","JASES","JASPE","JATAS","JATEO","JATES","JATIB","JATOS","JAUDA","JAUDO","JAUJA","JAULA","JAUTA","JAUTO","JAVAS","JAVOS","JAYAN","JEBES","JEDAD","JEDAN","JEDAR","JEDAS","JEDEN","JEDES","JEFAS","JEFES","JEITO","JEJEN","JELIZ","JEMAL","JEMES","JEQUE","JERAS","JERBO","JEREZ","JERGA</text:span><text:soft-page-break/><text:span text:style-name="T1">","JERPA","JETAD","JETAN","JETAR","JETAS","JETEA","JETEE","JETEN","JETEO","JETES","JETON","JETOS","JIBES","JIBIA","JICOS","JIFAS","JIFIA","JIGAS","JIGUE","JIJAS","JIJEA","JIJEE","JIJEO","JIMAD","JIMAN","JIMAR","JIMAS","JIMEN","JIMES","JIMIA","JIMIO","JINDA","JINES","JIÑAD","JIÑAN","JIÑAR","JIÑAS","JIÑEN","JIÑES","JIOTE","JIPAS","JIPIA","JIPIE","JIPIO","JIPIS","JIRAS","JIREL","JIRON","JISCA","JITAD","JITAN","JITAR","JITAS","JITEN","JITES","JOBAR","JOBOS","JOCHA","JOCHE","JOCHO","JOCON","JOCOS","JODAN","JODAS","JODED","JODEN","JODER","JODES","JODIA","JODIO","JODON","JOFOR","JOLIN","JONDO","JONIA","JONIO","JOPAN","JOPAR","JOPAS","JOPEA","JOPEE","JOPEN","JOPEO","JOPES","JOPOS","JORAS","JORCO","JORFE","JORGA","JORGE","JORRO","JOSAS","JOTAS","JOTES","JOTOS","JOULE","JOVEN","JOYAS","JOYEL","JOYON","JOYOS","JUANA","JUBAS","JUBON","JUBOS","JUCAS","JUCOS","JUDAS","JUDIA","JUDIO","JUDOS","JUEGA","JUEGO","JUERA","JUEZA","JUGAD","JUGAR","JUGAS","JUGOS","JUGUE","JUJEA","JUJEE","JUJEO","JULIA","JULIO","JULOS","JUMAN","JUMAR","JUMAS","JUMEA","JUMEE","JUMEN","JUMEO","JUMES","JUMIL","JUMOS","JUNCE","JUNCI","JUNCO","JUNIO","JUNTA","JUNTE","JUNTO","JUNZA","JUNZO","JUÑAN","JUÑAS","JUÑEN","JUÑES","JUÑIA","JUÑID","JUÑIR","JUÑIS","JUPAS","JUPEA","JUPEE","JUPEO","JUPON","JURAD","JURAN","JURAR","JURAS","JURCO","JUREL","JUREN","JURES","JUROS","JUSIS","JUSTA","JUSTE","JUSTO","JUTAS","JUTIA","JUVIA","JUZGA","JUZGO","LABEO","LABES","LABIA","LABIL","LABIO","LABOR","LABRA","LABRE","LABRO","LACAD","LACAN","LACAR","LACAS","LACEA","LACEE","LACEN","LACEO","LACES","LACHA","LACHO","LACIA","LACIO","LACON","LACRA","LACRE","LACRO","LACTA","LACTE","LACTO","LADAS","LADEA","LADEE","LADEO","LADON","LADOS","LADRA","LADRE","LADRO","LAGAR","LAGOS","LAGUA","LAICA","LAICO","LAIDA","LAIDO","LAJAS","LAMAN","LAMAS","LAMBA","LAMBE","LAMBI","LAMBO","LAMED","LAMEN","LAMER","LAMES","LAMIA","LAMIN","LAMIO","LAMPA","LAMPE","LAMPO","LANAR","LANAS","LANCE","LANDA","LANDE","LANDO","LANGA","LANIA","LANIO","LANZA","LANZO","LAÑAD","LAÑAN","LAÑAR","LAÑAS","LAÑEN","LAÑES","LAPAS","LAPIZ","LAPON","LAPOS","LAPSA","LAPSO","LAQUE","LARDA","LARDE","LARDO","LARES","LARGA","LARGO","LARRA","LARVA","LASAR","LASAS","LASCA","LASCO","LASER","LASOS","LASTA","LASTE","LASTO","LASUN","LATAN","LATAS","LATAZ","LATEA","LATEE","LATEN","LATEO","LATES","LATEX","LATIA","LATID","LATIN","LATIO","LATIR","LATIS","LATON","LATOS","LAUDA","LAUDE","LAUDO","LAUNA","LAURO","LAUTA","LAUTO","LAVAD","LAVAN","LAVAR","LAVAS","LAVEN","LAVES","LAXAD","LAXAN","LAXAR","LAXAS","LAXEN","LAXES","LAXOS","LAYAD</text:span><text:soft-page-break/><text:span text:style-name="T1">","LAYAN","LAYAR","LAYAS","LAYEN","LAYES","LAZAD","LAZAN","LAZAR","LAZAS","LAZOS","LEAIS","LECHA","LECHE","LECHO","LECOS","LEDAS","LEDON","LEDOS","LEEIS","LEERA","LEERE","LEGAD","LEGAL","LEGAN","LEGAR","LEGAS","LEGON","LEGOS","LEGRA","LEGRE","LEGRO","LEGUA","LEGUE","LEGUI","LEIAN","LEIAS","LEIDA","LEIDO","LEILA","LEIMA","LEJAS","LEJIA","LEJIO","LEJOS","LELAS","LELOS","LEMAN","LEMAS","LEMBO","LEMPO","LEMUR","LENAS","LENCA","LENES","LENON","LENTA","LENTE","LENTO","LEÑAD","LEÑAN","LEÑAR","LEÑAS","LEÑEN","LEÑES","LEÑOS","LEONA","LEPRA","LERAS","LERDA","LERDO","LESAS","LESEA","LESEE","LESEO","LESNA","LESOS","LESTE","LETAL","LETEA","LETEO","LETON","LETRA","LEUCO","LEUDA","LEUDE","LEUDO","LEVAD","LEVAN","LEVAR","LEVAS","LEVEN","LEVES","LEYES","LEZDA","LEZNA","LEZNE","LIABA","LIADA","LIADO","LIAIS","LIANA","LIARA","LIARE","LIASE","LIAZA","LIBAD","LIBAN","LIBAR","LIBAS","LIBEN","LIBER","LIBES","LIBIA","LIBIO","LIBON","LIBRA","LIBRE","LIBRO","LICEO","LICIA","LICIO","LICOR","LICUA","LICUE","LICUO","LIDER","LIDES","LIDIA","LIDIE","LIDIO","LIDON","LIEGA","LIEGO","LIEIS","LIEVA","LIEVE","LIGAD","LIGAN","LIGAR","LIGAS","LIGHT","LIGIO","LIGON","LIGUE","LIGUR","LIJAD","LIJAN","LIJAR","LIJAS","LIJEN","LIJES","LILAC","LILAO","LILAS","LILIO","LILOS","LIMAD","LIMAN","LIMAR","LIMAS","LIMBO","LIMEN","LIMES","LIMON","LIMOS","LINAO","LINAR","LINCE","LINDA","LINDE","LINDO","LINEA","LINEE","LINEO","LINFA","LINIO","LINON","LINOS","LIÑOS","LIOSA","LIOSO","LIPAS","LIPES","LIPIS","LIPON","LIRAS","LIRIA","LIRIO","LIRON","LISAS","LISES","LISIA","LISIE","LISIO","LISIS","LISOL","LISOS","LISTA","LISTE","LISTO","LITAD","LITAN","LITAR","LITAS","LITEN","LITES","LITIO","LITIS","LITRE","LITRO","LITUO","LIUDA","LIUDE","LIUDO","LIVOR","LIZAS","LIZOS","LLACA","LLAGA","LLAGO","LLAMA","LLAME","LLAMO","LLANA","LLANO","LLAPA","LLAPE","LLAPO","LLAVE","LLECA","LLECO","LLEGA","LLEGO","LLENA","LLENE","LLENO","LLERA","LLEVA","LLEVE","LLEVO","LLORA","LLORE","LLORO","LLOSA","LLOVE","LLOVI","LOABA","LOADA","LOADO","LOAIS","LOARA","LOARE","LOASE","LOBAS","LOBBY","LOBEA","LOBEE","LOBEO","LOBOS","LOCAL","LOCAS","LOCEA","LOCEE","LOCEO","LOCHA","LOCHE","LOCOS","LOCRO","LODON","LODOS","LODRA","LOEIS","LOGAR","LOGIA","LOGIS","LOGOS","LOGRA","LOGRE","LOGRO","LOICA","LOINA","LOINO","LOLAS","LOLEA","LOLEE","LOLEO","LOLIO","LOLIS","LOLOS","LOMAS","LOMBA","LOMBO","LOMEA","LOMEE","LOMEO","LOMOS","LONAS","LONCO","LONGA","LONGO","LONJA","LORAS","LOREA","LOREE","LOREO","LORES","LOROS","LORZA","LOSAD","LOSAN","LOSAR","LOSAS","LOSEN","LOSES","LOTAS","LOTEA","LOTEE","LOTEO</text:span><text:soft-page-break/><text:span text:style-name="T1">","LOTES","LOTIN","LOTOS","LOZAS","LUCAS","LUCEN","LUCES","LUCHA","LUCHE","LUCHO","LUCIA","LUCID","LUCIO","LUCIR","LUCIS","LUCRA","LUCRE","LUCRO","LUDAN","LUDAS","LUDEN","LUDES","LUDIA","LUDID","LUDIE","LUDIO","LUDIR","LUDIS","LUDOS","LUEGO","LUEÑE","LUGAR","LUGRE","LUIAN","LUIAS","LUIDA","LUIDO","LUIRA","LUIRE","LUISA","LUJAD","LUJAN","LUJAR","LUJAS","LUJEN","LUJES","LUJOS","LULOS","LULUS","LUMAS","LUMBO","LUMEN","LUMIA","LUNAR","LUNAS","LUNCH","LUNEA","LUNEE","LUNEL","LUNEO","LUNES","LUNFA","LUPAS","LUPIA","LUPUS","LURTE","LUSAS","LUSCA","LUSCO","LUSOS","LUTEA","LUTEO","LUTOS","LUVIA","LUXAD","LUXAN","LUXAR","LUXAS","LUXEN","LUXES","LUYAN","LUYAS","LUYEN","LUYES","LUZCA","LUZCO","LYCRA","MABIS","MABLE","MACAL","MACAN","MACAR","MACAS","MACEA","MACEE","MACEN","MACEO","MACES","MACHA","MACHE","MACHI","MACHO","MACIA","MACIO","MACIS","MACLA","MACON","MACRO","MACUA","MADOR","MADRE","MAEÑA","MAEÑO","MAESA","MAESE","MAESO","MAFIA","MAGAS</text:span>","</text:p>
      <text:p text:style-name="P2"><text:span text:style-name="T1">MAGIA","MAGIE","MAGIN","MAGIO","MAGMA","MAGNA","MAGNO","MAGOS","MAGRA","MAGRO","MAGUE","MAHON","MAIDO","MAJAD","MAJAL","MAJAN","MAJAR","MAJAS","MAJEA","MAJEE","MAJEN","MAJEO","MAJES","MAJOS","MALAR","MALAS","MALEA","MALEE","MALEO","MALES","MALIS","MALLA","MALLE","MALLO","MALON","MALOS","MALTA","MALVA","MALVE","MALVO","MAMAD","MAMAN","MAMAR","MAMAS","MAMBI","MAMBO","MAMEN","MAMES","MAMEY","MAMIA","MAMON","MAMUA","MAMUT","MANAD","MANAL","MANAN","MANAR","MANAS","MANCA","MANCO","MANDA","MANDE","MANDI","MANDO","MANEA","MANEE","MANEN","MANEO","MANES","MANGA","MANGO","MANIA","MANID","MANIO","MANIR","MANIS","MANOS","MANSA","MANSO","MANTA","MANTO","MANUS","MAÑAS","MAÑEA","MAÑEE","MAÑEO","MAÑIO","MAÑOS","MAOMA","MAORI","MAPAS","MAPEA","MAPEE","MAPEO","MAPOS","MAQUE","MAQUI","MARAS","MARCA","MARCE","MARCI","MARCO","MAREA","MAREE","MAREO","MARES","MARGA","MARGO","MARIA","MARLO","MARON","MAROS","MARRA","MARRE","MARRO","MARSA","MARSO","MARTA","MARTE","MARZA","MARZO","MASAD","MASAN","MASAR","MASAS","MASCA","MASCO","MASEA","MASEE","MASEN","MASEO","MASES","MASIA","MASLO","MASON","MASTE","MASTO","MATAD","MATAN","MATAR","MATAS","MATEA","MATEE","MATEN","MATEO","MATES","MATIZ","MATON","MATOS","MATUL","MAULA","MAULE","MAULO","MAURA","MAURE","MAURO","MAYAD","MAYAL","MAYAN","MAYAR","MAYAS","MAYEA","MAYEE","MAYEN","MAYEO","MAYES","MAYOR","MAYOS","MAZAD","MAZAN","MAZAR","MAZAS","MAZNA","MAZNE","MAZNO","MAZOS","MBAYA","MEABA","MEADA","MEADO","MEAIS","MEAJA","MEANO","MEARA","MEARE","MEASE","MEATO","MECAS","MECED","MECEN","MECER","MECES","MECHA","MECHE","MECHO","MECIA","MECIO","MECOS","MEDAS"</text:span><text:soft-page-break/><text:span text:style-name="T1">,"MEDIA","MEDID","MEDIE","MEDIO","MEDIR","MEDIS","MEDOS","MEDRA","MEDRE","MEDRO","MEEIS","MEGAS","MEGOS","MEIGA","MEIGO","MEJAN","MEJAS","MEJED","MEJEN","MEJER","MEJES","MEJIA","MEJIO","MEJOR","MELAD","MELAR","MELAS","MELCA","MELGA","MELGO","MELIS","MELLA","MELLE","MELLO","MELON","MELSA","MELVA","MEMAS","MEMEZ","MEMOS","MENAD","MENAN","MENAR","MENAS","MENDA","MENEA","MENEE","MENEN","MENEO","MENES","MENGE","MENOR","MENOS","MENSA","MENSO","MENSU","MENTA","MENTE","MENTI","MENTO","MENUS","MEONA","MERAD","MERAN","MERAR","MERAS","MERCA","MERCO","MEREN","MERES","MEREY","MERGO","MERLA","MERLO","MERMA","MERME","MERMO","MEROL","MEROS","MERSA","MESAD","MESAN","MESAR","MESAS","MESEN","MESES","MESMA","MESMO","MESON","MESTA","MESTO","METAD","METAL","METAN","METAS","METED","METEN","METER","METES","METIA","METIO","METRA","METRO","MEYAS","MEYOR","MEZAN","MEZAS","MIABA","MIADO","MIAGA","MIAGO","MIAIS","MIAJA","MIAÑA","MIAÑE","MIAÑO","MIARA","MIARE","MIASE","MIAUS","MICAS","MICER","MICES","MICHA","MICHE","MICHO","MICOS","MICRA","MICRO","MIDAN","MIDAS","MIDEN","MIDES","MIDIO","MIEDO","MIEIS","MIELA","MIELE","MIELO","MIERA","MIGAD","MIGAN","MIGAR","MIGAS","MIGRA","MIGRE","MIGRO","MIGUE","MIJOS","MILAN","MILES","MILIS","MILLA","MILLO","MILPA","MIMAD","MIMAN","MIMAR","MIMAS","MIMEN","MIMES","MIMOS","MINAD","MINAL","MINAN","MINAR","MINAS","MINAZ","MINEN","MINES","MINGA","MINGO","MINIA","MINIE","MINIO","MINUE","MIÑON","MIOMA","MIONA","MIOPE","MIRAD","MIRAN","MIRAR","MIRAS","MIREN","MIRES","MIRLA","MIRLE","MIRLO","MIRON","MIRRA","MIRTO","MIRZA","MISAD","MISAL","MISAN","MISAR","MISAS","MISEN","MISES","MISIA","MISIL","MISIO","MISMA","MISMO","MISTA","MISTE","MISTO","MITAD","MITAN","MITAS","MITIN","MITON","MITOS","MITRA","MITRE","MITRO","MIURA","MIXTA","MIXTO","MIZAS","MIZOS","MOAIS","MOARE","MOBLE","MOCAD","MOCAN","MOCAR","MOCAS","MOCEA","MOCEE","MOCEO","MOCHA","MOCHE","MOCHO","MOCIL","MOCOS","MODAL","MODAS","MODEM","MODIO","MODOS","MOFAD","MOFAN","MOFAR","MOFAS","MOFEN","MOFES","MOGAS","MOGOL","MOGON","MOGOS","MOHIN","MOHOS","MOHUR","MOJAD","MOJAN","MOJAR","MOJAS","MOJEL","MOJEN","MOJES","MOJIL","MOJIS","MOJON","MOJOS","MOLAD","MOLAN","MOLAR","MOLAS","MOLDA","MOLDE","MOLDO","MOLED","MOLEN","MOLER","MOLES","MOLIA","MOLIO","MOLLA","MOLLE","MOLON","MOLOS","MOLSA","MOLSO","MOMEA","MOMEE","MOMEO","MOMIA","MOMIO","MOMOS","MONAS","MONDA","MONDE","MONDO","MONEA","MONEE","MONEO","MONFI","MONGA","MONGO","MONIS","MONJA","MONJE","MONOS","MONRA","MONSE","MONTA","MONTE","MONTO","MOÑAS","MOÑON","MOÑOS","MOPAN","MOPAS","MOQUE","MORAD","MORAL"</text:span><text:soft-page-break/><text:span text:style-name="T1">,"MORAN","MORAR","MORAS","MORBO","MORCA","MORCO","MORDE","MORDI","MOREA","MOREN","MOREO","MORES","MORFA","MORFE","MORFO","MORGA","MORIA","MORID","MORIR","MORIS","MORMA","MORME","MORMO","MORON","MOROS","MORRA","MORRO","MORSA","MORSE","MOSCA","MOSCO","MOSEN","MOSTE","MOSTO","MOTAS","MOTEA","MOTEE","MOTEL","MOTEO","MOTES","MOTIL","MOTIN","MOTON","MOTOR","MOTOS","MOVED","MOVER","MOVES","MOVIA","MOVIL","MOVIO","MOXAS","MOXTE","MOYAS","MOYOS","MOZAS","MOZOS","MUARE","MUBLE","MUCAS","MUCHA","MUCHO","MUCOS","MUDAD","MUDAN","MUDAR","MUDAS","MUDEN","MUDES","MUDEZ","MUDOS","MUECA","MUELA","MUELE","MUELO","MUERA","MUERE","MUERO","MUESO","MUEVA","MUEVE","MUEVO","MUFAS","MUFLA","MUFTI","MUGAD","MUGAN","MUGAR","MUGAS","MUGEN","MUGES","MUGIA","MUGID","MUGIL","MUGIO","MUGIR","MUGIS","MUGLE","MUGOR","MUGRE","MUGUE","MUIAN","MUIAS","MUIDA","MUIDO","MUIRA","MUIRE","MUJAN","MUJAS","MUJER","MUJOL","MULAR","MULAS","MULEO","MULES","MULLA","MULLE","MULLI","MULLO","MULOS","MULSA","MULSO","MULTA","MULTE","MULTO","MUNAS","MUNDO","MUÑAN","MUÑAS","MUÑEN","MUÑES","MUÑIA","MUÑID","MUÑIR","MUÑIS","MUÑON","MURAD","MURAL","MURAN","MURAR","MURAS","MUREN","MURES","MURGA","MURIA","MURIO","MUROS","MURTA","MURTO","MUSAN","MUSAR","MUSAS","MUSCA","MUSCO","MUSEN","MUSEO","MUSES","MUSGA","MUSGO","MUSIA","MUSIO","MUSIR","MUSIS","MUSLO","MUSOS","MUTAD","MUTAN","MUTAR","MUTAS","MUTEN","MUTES","MUTIS","MUTRA","MUTRO","MUTUA","MUTUO","MUYAN","MUYAS","MUYEN","MUYES","NABAB","NABAL","NABAR","NABAS","NABIS","NABLA","NABOS","NACAR","NACAS","NACED","NACEN","NACER","NACES","NACHA","NACHO","NACIA","NACIO","NACOS","NACRE","NADAD","NADAL","NADAN","NADAR","NADAS","NADEN","NADES","NADGA","NADIE","NADIR","NAFRA","NAFRE","NAFRO","NAFTA","NAGUA","NAHOA","NAHUA","NAIFE","NAIFS","NAIPE","NAIRE","NAJAS","NALCA","NALGA","NANAS","NANAY","NANCE","NANEA","NANEE","NANEO","NANSA","NANSU","NANTA","NANTE","NANTO","NAPAS","NAPEA","NAPEO","NAQUE","NARCO","NARDO","NARES","NARIZ","NARRA","NARRE","NARRO","NASAL","NASAS","NASON","NASOS","NATAL","NATAS","NATIA","NATIO","NATOS","NATRI","NAUTA","NAVAL","NAVAS","NAVES","NAVIO","NAZCA","NAZCO","NAZIS","NEBEL","NEBIS","NEBLI","NEBRO","NECEA","NECEE","NECEO","NECIA","NECIO","NEGAD","NEGAR","NEGAS","NEGRA","NEGRO","NEGUE","NEGUS","NEJAS","NEJOS","NELDO","NELES","NEMAS","NEMEA","NEMEO","NEMES","NEMON","NENAS","NENES","NENIA","NEPES","NERON","NESGA","NESGO","NETAS","NETOS","NEUMA","NEVAD","NEVAR","NEVAS","NEVOS","NEVUS","NEXOS","NIARA","NIAZO","NICHE","NICHO","NICLE","NICOL","NIDAL","NIDIA","NIDIO","NIDOS","NIEGA","NIEGO","NIELA</text:span>","</text:p>
      <text:p text:style-name="P2"><text:soft-page-break/><text:span text:style-name="T1">NIELE","NIELO","NIETA","NIETO","NIEVA","NIEVE","NIEVO","NIGUA","NILAD","NILON","NIMBA","NIMBE","NIMBO","NIMIA","NIMIO","NINFA","NINFO","NINOT","NIÑAS","NIÑEA","NIÑEE","NIÑEO","NIÑEZ","NIÑOS","NIOTO","NIPAS","NIPIS","NIPON","NIPOS","NIQUI","NISTE","NITOR","NITOS","NITRA","NITRE","NITRO","NIVEA","NIVEL","NIVEO","NIXTE","NOBEL","NOBLE","NOCAS","NOCHE","NOCIR","NOCLA","NODAL","NODOS","NOEMA","NOGAL","NOLIS","NOLIT","NOMAS","NOMON","NOMOS","NONAS","NONES","NONIO","NONOS","NOPAL","NOQUE","NORAY","NORIA","NORMA","NORME","NORMO","NORTE","NOTAD","NOTAN","NOTAR","NOTAS","NOTEN","NOTES","NOTOS","NOTRO","NOVAD","NOVAL","NOVAN","NOVAR","NOVAS","NOVEL","NOVEN","NOVES","NOVIA","NOVIE","NOVIO","NOYOS","NUBES","NUBIA","NUBIL","NUBIO","NUBLA","NUBLE","NUBLO","NUCAS","NUCHE","NUCIR","NUCOS","NUDAS","NUDOS","NUERA","NUESA","NUESO","NUEVA","NUEVE","NUEVO","NUEZA","NULAS","NULOS","NUMEN","NUMOS","NUNCA","NUÑOS","NUTRA","NUTRE","NUTRI","NUTRO","ÑAJAS","ÑAJOS","ÑAMES","ÑAMPI","ÑANDU","ÑANGA","ÑANGO","ÑAÑAS","ÑAÑOS","ÑAPAS","ÑAQUE","ÑATAS","ÑATEA","ÑATEE","ÑATEO","ÑATOS","ÑECAS","ÑECLA","ÑECOS","ÑENGA","ÑENGO","ÑEQUE","ÑINGA","ÑIPES","ÑIQUE","ÑIRES","ÑISCA","ÑIZCA","ÑOCAS","ÑOCHA","ÑOCLO","ÑOCOS","ÑOLAS","ÑONGA","ÑONGO","ÑOÑAS","ÑOÑEZ","ÑOÑOS","ÑOQUI","ÑORAS","ÑORBO","ÑORES","ÑUBLO","ÑUCAS","ÑUCOS","ÑUDOS","ÑURDA","ÑURDO","ÑUTAS","ÑUTOS","ÑUZCO","OASIS","OBELO","OBESA","OBESO","OBICE","OBITO","OBLEA","OBOES","OBOLO","OBRAD","OBRAN","OBRAR","OBRAS","OBREN","OBRES","OBSTA","OBSTE","OBSTO","OBTEN","OBUES","OBVIA","OBVIE","OBVIO","OCAPI","OCASO","OCELO","OCENA","OCHOS","OCIAD","OCIAN","OCIAR","OCIAS","OCIEN","OCIES","OCIOS","OCLES","OCLUI","OCOTE","OCRAS","OCRES","OCREY","OCUJE","OCUME","OCUMO","OCUPA","OCUPE","OCUPO","ODEON","ODIAD","ODIAN","ODIAR","ODIAS","ODIEN","ODIES","ODIOS","ODRES","OESTE","OFITA","OGAÑO","OGROS","OHMIO","OIAIS","OIBLE","OIDAS","OIDIO","OIDOR","OIDOS","OIGAN","OIGAS","OIMOS","OIRAN","OIRAS","OIRIA","OISLO","OISTE","OJALA","OJALE","OJALO","OJEAD","OJEAN","OJEAR","OJEAS","OJEEN","OJEES","OJEOS","OJERA","OJETE","OJITO","OJIVA","OJOSA","OJOSO","OJOTA","OJUDA","OJUDO","OLAIS","OLAJE","OLEAD","OLEAN","OLEAR","OLEAS","OLEEN","OLEES","OLEIS","OLEOS","OLERA","OLERE","OLIAN","OLIAS","OLIDA","OLIDO","OLIOS","OLIVA","OLIVE","OLIVO","OLLAO","OLLAR","OLLAS","OLMAS","OLMOS","OLOTE","OLURA","OMANI","OMASO","OMBUS","OMEGA","OMERO","OMEYA","OMINA","OMINE","OMINO","OMISA","OMISO","OMITA","OMITE","OMITI","OMITO","OMOTO","ONCEA","ONCEE","ONCEO","ONCES","ONDAS","ONDEA","ONDEE","ONDEO","ONDRA","ONECE","ONECI","ONICE","ONOTO","</text:span><text:soft-page-break/><text:span text:style-name="T1">ONZAS","OPACA","OPACO","OPADA","OPADO","OPALO","OPERA","OPERE","OPERO","OPILA","OPILE","OPILO","OPIMA","OPIMO","OPINA","OPINE","OPINO","OPIOS","OPONE","OPTAD","OPTAN","OPTAR","OPTAS","OPTEN","OPTES","OPUSE","OPUSO","ORABA","ORADA","ORADO","ORAIS","ORAJE","ORALE","ORARA","ORARE","ORASE","ORATE","ORBES","ORCAS","ORCEN","ORCES","ORCOS","ORDEN","OREAD","OREAN","OREAR","OREAS","OREEN","OREES","OREIS","OREJA","OREOS","ORERO","ORFOS","ORFRE","ORGIA","ORIBE","ORIES","ORINA","ORINE","ORINO","ORIOL","ORIVE","ORLAD","ORLAN","ORLAR","ORLAS","ORLEN","ORLES","ORLOS","ORNAD","ORNAN","ORNAR","ORNAS","ORNEA","ORNEE","ORNEN","ORNEO","ORNES","OROYA","ORTOS","ORUGA","ORUJO","ORZAD","ORZAN","ORZAR","ORZAS","OSABA","OSADA","OSADO","OSAIS","OSARA","OSARE","OSASE","OSCAS","OSCOS","OSEAD","OSEAN","OSEAR","OSEAS","OSEEN","OSEES","OSEIS","OSEOS","OSERA","OSERO","OSETA","OSMIO","OSOSA","OSOSO","OSTAS","OSTIA","OSTRA","OSTRO","OSUDA","OSUDO","OSUNA","OSUNO","OTATE","OTEAD","OTEAN","OTEAR","OTEAS","OTEEN","OTEES","OTERO","OTILA","OTILE","OTILO","OTOBA","OTOÑA","OTOÑE","OTOÑO","OTRAS","OTRES","OTRIS","OTROS","OVABA","OVADA","OVADO","OVAIS","OVALA","OVALE","OVALO","OVARA","OVARE","OVASE","OVEIS","OVEJA","OVERA","OVERO","OVIDO","OVINA","OVINO","OVNIS","OVOLO","OVOSA","OVOSO","OVULA","OVULE","OVULO","OXEAD","OXEAN","OXEAR","OXEAS","OXEEN","OXEES","OXIDA","OXIDE","OXIDO","OYERA","OYERE","OYESE","OZENA","OZONA","OZONO","PACAE","PACAS","PACAY","PACED","PACEN","PACER","PACES","PACHA","PACHO","PACIA","PACIO","PACON","PACOS","PACTA","PACTE","PACTO","PACUS","PADRE","PAFIA","PAFIO","PAGAD","PAGAN","PAGAR","PAGAS","PAGEL","PAGOS","PAGRO","PAGUA","PAGUE","PAHUA","PAICO","PAILA","PAINA","PAIRA","PAIRE","PAIRO","PAJAR","PAJAS","PAJEA","PAJEE","PAJEL","PAJEO","PAJES","PAJIL","PAJLA","PAJON","PAJOS","PAJUZ","PALAS","PALAY","PALCA","PALCO","PALEA","PALEE","PALEO","PALES","PALIA","PALIE","PALIO","PALIS","PALLA","PALLE","PALLO","PALMA","PALME","PALMO","PALON","PALOR","PALOS","PALPA","PALPE","PALPI","PALPO","PALTA","PALTO","PAMBA","PAMPA","PAMUE","PANAL","PANAS","PANCA","PANCO","PANDA","PANDO","PANEL","PANES","PANGA","PANJI","PANOS","PANSA","PANTY","PANUL","PANZA","PAÑAL","PAÑIL","PAÑOL","PAÑOS","PAPAD","PAPAL","PAPAN","PAPAR","PAPAS","PAPAZ","PAPEA","PAPEE","PAPEL","PAPEN","PAPEO","PAPES","PAPIN","PAPON","PAPOS","PAPUA","PAPUS","PARAD","PARAL","PARAN","PARAO","PARAR","PARAS","PARCA","PARCE","PARCO","PARDA","PARDO","PAREA","PARED","PAREE","PAREL","PAREN","PAREO","PARES","PARGO","PARIA","PARID","PARIO","PARIR","PARIS","PARLA","PARLE","PARLO","PARNE","</text:span><text:soft-page-break/><text:span text:style-name="T1">PAROS","PARPA","PARPE","PARPO","PARRA","PARRE","PARRO","PARSI","PARTA","PARTE","PARTI","PARTO","PARVA","PARVO","PASAD","PASAN","PASAR","PASAS","PASCO","PASEA","PASEE","PASEN","PASEO","PASES","PASIL","PASMA","PASME","PASMO","PASOS","PASPA","PASPE","PASPO","PASTA","PASTE","PASTO","PATAN","PATAO","PATAS","PATAX","PATAY","PATEA","PATEE","PATEO","PATER","PATES","PATIN","PATIO","PATIS","PATON","PATOS","PAUJI","PAULA","PAULE","PAULO","PAUSA","PAUSE","PAUSO","PAUTA","PAUTE","PAUTO","PAVAS","PAVES","PAVIA","PAVON","PAVOR","PAVOS","PAXTE","PAYAD","PAYAN","PAYAR","PAYAS","PAYEN","PAYES","PAYOS","PAZCA","PAZCO","PAZOS","PEAIS","PEAJE","PEALA","PEALE","PEALO","PEANA","PEAÑA","PEBRE","PECAD","PECAN","PECAR","PECAS","PECES","PECHA","PECHE","PECHO","PECIO","PECTA","PECTE","PECTO","PEDAL","PEDIA","PEDID","PEDIO","PEDIR","PEDIS","PEDOS","PEDRO","PEEIS","PEERA","PEERE","PEGAD","PEGAN","PEGAR","PEGAS","PEGON","PEGOS","PEGUE","PEIAN","PEIAS","PEIDO","PEINA","PEINE","PEINO","PEJES","PEJIN","PELAD","PELAN","PELAR","PELAS","PELDE","PELEA","PELEE","PELEN","PELEO","PELES","PELIS","PELLA","PELLO","PELMA","PELON","PELOS","PELTA","PELUS","PELVI","PEMON","PENAD","PENAL","PENAN","PENAR","PENAS","PENCA","PENCO","PENDA","PENDE","PENDI","PENDO","PENEN","PENES","PENIS","PENOL","PENOS","PENSA","PENSE","PENSO","PEÑAS","PEÑOL","PEÑON","PEÑOS","PEORA","PEPAS","PEPES","PEPLA","PEPLO","PEPON","PEPUS","PEQUE","PERAL","PERAS","PERCA","PERDE","PERDI","PERIS","PERLA","PERLE","PERLO","PERNA","PERNO","PEROL","PEROS","PERRA","PERRO","PERSA","PERTA","PERUS","PESAD","PESAN","PESAR","PESAS","PESCA","PESCE</text:span>","</text:p>
      <text:p text:style-name="P2"><text:span text:style-name="T1">PESCO","PESEN","PESES","PESGA","PESGO","PESIA","PESOL","PESOR","PESOS","PESTE","PETAD","PETAN","PETAR","PETAS","PETEN","PETES","PETOS","PETRA","PEUCO","PEUMO","PEZON","PIABA","PIADA","PIADO","PIAFA","PIAFE","PIAFO","PIAIS","PIALA","PIALE","PIALO","PIANO","PIARA","PIARE","PIASE","PIBAS","PIBES","PIBIL","PICAD","PICAL","PICAN","PICAR","PICAS","PICEA","PICEO","PICHA","PICHE","PICHI","PICHO","PICON","PICOR","PICOS","PICUY","PIDAN","PIDAS","PIDEN","PIDES","PIDIO","PIDON","PIEIS","PIEJO","PIEZA","PIFAS","PIFIA","PIFIE","PIFIO","PIGRA","PIGRE","PIGRO","PIGUA","PIHUA","PIJAS","PIJES","PIJIN","PIJOS","PIJUL","PIJUY","PILAD","PILAN","PILAR","PILAS","PILCA","PILEN","PILEO","PILES","PILLA","PILLE","PILLO","PILME","PILON","PILOS","PINAL","PINAR","PINAS","PINCE","PINES","PINGA","PINGO","PINNA","PINOL","PINOS","PINTA","PINTE","PINTO","PINZA","PINZO","PIÑAL","PIÑAS","PIÑEN","PIÑON","PIÑOS","PIOJO","PIOLA","PIOLE","PIOLO","PIONA","PIPAD","PIPAN","PIPAR","PI</text:span><text:soft-page-break/><text:span text:style-name="T1">PAS","PIPEN","PIPES","PIPIA","PIPIE","PIPIL","PIPIO","PIPIS","PIPON","PIPOS","PIQUE","PIRAD","PIRAL","PIRAN","PIRAR","PIRAS","PIRCA","PIRCO","PIREN","PIRES","PIRLA","PIRON","PIROS","PIRRA","PIRRE","PIRRI","PIRRO","PIRUL","PIRUS","PISAD","PISAN","PISAR","PISAS","PISCA","PISCO","PISEN","PISES","PISON","PISOS","PISPA","PISPE","PISPO","PISTA","PISTE","PISTO","PITAD","PITAL","PITAN","PITAO","PITAR","PITAS","PITEA","PITEE","PITEN","PITEO","PITES","PITIA","PITIO","PITIS","PITON","PITOS","PIULA","PIULE","PIULO","PIUNE","PIURE","PIVOT","PIXEL","PIZCA","PIZCO","PIZZA","PLACA","PLACE","PLACI","PLACO","PLAGA","PLAGO","PLANA","PLANO","PLAÑA","PLAÑE","PLAÑI","PLAÑO","PLATA","PLATO","PLAYA","PLAYE","PLAYO","PLAZA","PLAZO","PLEBE","PLECA","PLEGA","PLEGO","PLENA","PLENO","PLEON","PLEPA","PLEXO","PLICA","PLISA","PLISE","PLISO","PLOMA","PLOME","PLOMO","PLUGO","PLUMA","POBLA","POBLE","POBLO","POBOS","POBRA","POBRE","POCAS","POCHA","POCHO","POCOS","PODAD","PODAL","PODAN","PODAR","PODAS","PODED","PODEN","PODER","PODES","PODIA","PODIO","PODON","PODRA","PODRE","POEMA","POETA","POINO","POISA","POISE","POLAR","POLCA","POLCO","POLEA","POLEN","POLEO","POLEX","POLIN","POLIO","POLIR","POLIS","POLLA","POLLO","POLOS","POLVO","POMAR","POMAS","POMEZ","POMOS","POMPA","POMPO","PONCI","PONED","PONEN","PONER","PONES","PONEY","PONGA","PONGO","PONIA","PONIS","PONTO","POPAD","POPAN","POPAR","POPAS","POPEL","POPEN","POPES","POPOS","POPTI","PORCO","PORGA","PORGO","PORNO","POROS","PORRA","PORRO","PORTA","PORTE","PORTO","POSAD","POSAN","POSAR","POSAS","POSCA","POSEA","POSEE","POSEI","POSEN","POSEO","POSES","POSMA","POSMO","POSON","POSOS","POSTA","POSTE","POTAD","POTAN","POTAR","POTAS","POTEA","POTEE","POTEN","POTEO","POTES","POTOS","POTRA","POTRO","POYAD","POYAL","POYAN","POYAR","POYAS","POYEN","POYES","POYOS","POZAL","POZAS","POZOL","POZOS","PRADO","PRAOS","PRAVA","PRAVO","PRAZA","PREAR","PREAS","PREDA","PREÑA","PREÑE","PREÑO","PRESA","PRESO","PREST","PREVE","PREVI","PRIMA","PRIME","PRIMO","PRION","PRIOR","PRISA","PRIVA","PRIVE","PRIVO","PROAL","PROAS","PROBA","PROBE","PROBO","PROCO","PROEL","PROFA","PROFE","PROIS","PROIZ","PROLE","PRONA","PRONO","PRORA","PROSA","PRUNA","PRUNO","PSIES","PUABA","PUADA","PUADO","PUAIS","PUARA","PUARE","PUASE","PUBER","PUBES","PUBIS","PUCHA","PUCHO","PUCIA","PUDIN","PUDIO","PUDIR","PUDOR","PUDRA","PUDRE","PUDRI","PUDRO","PUDUS","PUEDA","PUEDE","PUEDO","PUEIS","PUFOS","PUGAS","PUGIL","PUGNA","PUGNE","PUGNO","PUJAD","PUJAN","PUJAR","PUJAS","PUJEN","PUJES","PUJOS","PULAN","PULAS","PULEN","PULES","PULGA","PULIA","PU</text:span><text:soft-page-break/><text:span text:style-name="T1">LID","PULIO","PULIR","PULIS","PULLA","PULLE","PULLO","PULPA","PULPO","PULSA","PULSE","PULSO","PUMAS","PUMBA","PUNAN","PUNAR","PUNAS","PUNCE","PUNEN","PUNES","PUNGA","PUNGE","PUNGI","PUNIA","PUNID","PUNIO","PUNIR","PUNIS","PUNJA","PUNJO","PUNTA","PUNTE","PUNTO","PUNZA","PUNZO","PUÑAL","PUÑAR","PUÑIR","PUÑOS","PUPAD","PUPAN","PUPAR","PUPAS","PUPEN","PUPES","PUPOS","PUPUS","PURAS","PUREA","PUREE","PUREO","PURES","PURGA","PURGO","PURIN","PUROS","PURRA","PURRE","PURRI","PURRO","PUSES","PUSPA","PUSPO","PUTAL","PUTAS","PUTEA","PUTEE","PUTEO","PUTON","PUTOS","PUYAD","PUYAN","PUYAR","PUYAS","PUYEN","PUYES","PUYON","PUYOS","PUZLE","PUZOL","PYMES","QUECO","QUEDA","QUEDE","QUEDO","QUEJA","QUEJE","QUEJO","QUEMA","QUEME","QUEMI","QUEMO","QUENA","QUEPA","QUEPI","QUEPO","QUERA","QUERE","QUERO","QUESO","QUIAS","QUIEN","QUIER","QUIFS","QUIJO","QUILA","QUILO","QUIMA","QUIMO","QUINA","QUINO","QUIÑA","QUIÑE","QUIÑO","QUIOS","QUIPA","QUIPU","QUISA","QUISE","QUISO","QUITA","QUITE","QUITO","QUITU","QUIVI","QUIZA","RABAL","RABAS","RABEA","RABEE","RABEL","RABEO","RABIA","RABIE","RABIL","RABIO","RABIS","RABON","RABOS","RACEA","RACEE","RACEL","RACEO","RACHA","RACHE","RACHO","RACOR","RACOS","RADAL","RADAR","RADAS","RADES","RADIA","RADIE","RADIO","RADON","RAEIS","RAERA","RAERE","RAFAL","RAFAS","RAFEA","RAFEE","RAFEO","RAFES","RAFEZ","RAFIA","RAGUA","RAGUS","RAHEZ","RAIAN","RAIAS","RAICE","RAIDA","RAIDO","RAIGA","RAIGO","RAIJO","RAIZA","RAIZO","RAJAD","RAJAN","RAJAR","RAJAS","RAJEN","RAJES","RAJON","RALAS","RALBA","RALBE","RALBO","RALEA","RALEE","RALEO","RALLA","RALLE","RALLO","RALLY","RALOS","RALVA","RALVE","RALVO","RAMAL","RAMAS","RAMEA","RAMEE","RAMEO","RAMIO","RAMON","RAMOS","RAMPA","RAMPE","RAMPO","RANAS","RANDA","RANDS","RANGO","RANOS","RAÑAS","RAÑOS","RAPAD","RAPAN","RAPAR","RAPAS","RAPAZ","RAPEN","RAPES","RAPOS","RAPTA","RAPTE","RAPTO","RAQUE","RARAS","RAREA","RAREE","RAREO","RAROS","RASAD","RASAN","RASAR","RASAS","RASCA","RASCO","RASEL","RASEN","RASES","RASGA","RASGO","RASIS","RASOS","RASPA","RASPE","RASPO","RATAS","RATEA","RATEE","RATEO","RATIO","RATON","RATOS","RAUCA","RAUCO","RAUDA","RAUDO","RAULI","RAUTA","RAYAD","RAYAN","RAYAR","RAYAS","RAYEN","RAYES","RAYON","RAYOS","RAZAR","RAZAS","RAZIA","RAZON","REAJE","REALA","REAMA","REAME","REAMO","REARA","REARE","REARO","REATA","REATE","REATO","REBLA","REBLE","REBLO","REBOL","REBUS","RECAE","RECAI","RECEL","RECEN","RECES","RECIA","RECIO","RECLE","RECRE","RECTA","RECTE","RECTO","RECUA","REDAD","REDAN","REDAR","REDAS","REDEL","REDEN","REDES","REDIL","REDOL","REDOR","REDRO","RE</text:span><text:soft-page-break/><text:span text:style-name="T1">FEZ","REGAD","REGAR","REGAS","REGIA","REGID","REGIO","REGIR","REGIS","REGLA","REGLE","REGLO","REGUE","REHAZ","REHEN","REHUI","REHUS","REIAN","REIAS","REIDA","REIDO","REILA","REILE","REILO","REINA","REINE","REINO","REIRA","REIRE","REJAL","REJAS","REJIN","REJON","REJOS","REJUS","RELAX","RELEA","RELEE","RELEI","RELEJ","RELEO","RELES","RELOJ","RELSA","RELSO","RELVA","RELVE","RELVO","REMAD","REMAN","REMAR","REMAS","REMEN","REMES","REMOS","RENAL","RENCA","RENCO","RENDA","RENDE","RENDI","RENDO","RENES","RENGA","RENGO","RENIL","RENIO","RENOS","RENTA","RENTE","RENTO","REÑIA","REÑID","REÑIR","REÑIS","REOCA","REOJO","REPON","REPOS</text:span>","</text:p>
      <text:p text:style-name="P2"><text:span text:style-name="T1">REPTA","REPTE","REPTO","RESAL","RESES","RESMA","RESOL","RESPE","RESTA","RESTE","RESTO","RETAD","RETAL","RETAN","RETAR","RETAS","RETEL","RETEN","RETES","RETIN","RETOR","RETOS","RETRO","REUMA","REUNA","REUNE","REUNI","REUNO","REVEA","REVED","REVEN","REVEO","REVER","REVES","REVIO","REYAD","REYAN","REYAR","REYAS","REYEN","REYES","REZAD","REZAN","REZAR","REZAS","REZNO","REZON","REZOS","RIADA","RIAIS","RIATA","RIBAS","RICAS","RICEN","RICES","RICIA","RICIO","RICOS","RIEGA","RIEGO","RIELA","RIELE","RIELO","RIERA","RIERE","RIESE","RIFAD","RIFAN","RIFAR","RIFAS","RIFEN","RIFES","RIFLE","RIGEN","RIGES","RIGIL","RIGIO","RIGOR","RIGUA","RIGUE","RIJAN","RIJAS","RIJOS","RILAD","RILAN","RILAR","RILAS","RILEN","RILES","RIMAD","RIMAN","RIMAR","RIMAS","RIMEL","RIMEN","RIMES","RIMUS","RINDA","RINDE","RINDO","RINGA","RINGO","RIÑAN","RIÑAS","RIÑEN","RIÑES","RIÑON","RIOJA","RIPIA","RIPIE","RIPIO","RISAS","RISCA","RISCO","RISOS","RISPA","RISPE","RISPO","RITMA","RITME","RITMO","RITON","RITOS","RIVAL","RIZAD","RIZAL","RIZAN","RIZAR","RIZAS","RIZON","RIZOS","ROAIS","ROANA","ROANO","ROBAD","ROBAN","ROBAR","ROBAS","ROBDA","ROBEN","ROBES","ROBIN","ROBLA","ROBLE","ROBLO","ROBOS","ROBOT","ROBRA","ROBRE","ROCAS","ROCEA","ROCEE","ROCEN","ROCEO","ROCES","ROCHA","ROCHE","ROCHO","ROCIA","ROCIE","ROCIN","ROCIO","ROCOS","RODAD","RODAL","RODAO","RODAR","RODAS","RODEA","RODEE","RODEO","RODIA","RODIL","RODIO","RODOS","ROEIS","ROELA","ROERA","ROERE","ROETE","ROGAD","ROGAR","ROGAS","ROGOS","ROGUE","ROIAN","ROIAS","ROIDA","ROIDO","ROIGA","ROIGO","ROJAL","ROJAS","ROJEA","ROJEE","ROJEO","ROJEZ","ROJOS","ROLAD","ROLAN","ROLAR","ROLAS","ROLDA","ROLDE","ROLDO","ROLEN","ROLEO","ROLES","ROLLA","ROLLE","ROLLO","ROLOS","ROMAN","ROMAS","ROMBO","ROMEA","ROMEO","ROMIN","ROMIS","ROMOS","ROMPA","ROMPE","ROMPI","ROMPO","RONCA","RONCE","RONCO","RONDA","RONDE","RONDO","RONES","RONZA","RONZO","ROÑAD","ROÑAL","ROÑAN","ROÑAR","ROÑAS","ROÑE</text:span><text:soft-page-break/><text:span text:style-name="T1">N","ROÑES","ROÑIA","ROPAS","ROPON","ROQUE","RORAD","RORAN","RORAR","RORAS","ROREN","RORES","RORRO","ROSAL","ROSAN","ROSAR","ROSAS","ROSCA","ROSCO","ROSEA","ROSEE","ROSEN","ROSEO","ROSES","ROSJO","ROSON","ROSOS","ROSTA","ROSTE","ROSTI","ROSTO","ROTAD","ROTAL","ROTAN","ROTAR","ROTAS","ROTEN","ROTES","ROTOR","ROTOS","ROUGE","ROYAN","ROYAS","ROYOS","ROZAD","ROZAN","ROZAR","ROZAS","ROZNA","ROZNE","ROZNO","ROZON","ROZOS","RUABA","RUADA","RUADO","RUAIS","RUANA","RUANO","RUARA","RUARE","RUASE","RUBEA","RUBEO","RUBIA","RUBIN","RUBIO","RUBIS","RUBLO","RUBOR","RUBRA","RUBRO","RUCAD","RUCAN","RUCAR","RUCAS","RUCHA","RUCHE","RUCHO","RUCIA","RUCIO","RUCOS","RUDAS","RUDOS","RUECA","RUEDA","RUEDE","RUEDO","RUEGA","RUEGO","RUEIS","RUEJO","RUEÑO","RUFAS","RUFON","RUFOS","RUGAD","RUGAN","RUGAR","RUGAS","RUGBY","RUGEN","RUGES","RUGIA","RUGID","RUGIO","RUGIR","RUGIS","RUGUE","RUIDO","RUINA","RUINE","RUINO","RUJAN","RUJAS","RUJIA","RUJIE","RUJIO","RULAD","RULAN","RULAR","RULAS","RULEN","RULES","RULOS","RUMBA","RUMBE","RUMBO","RUMIA","RUMIE","RUMIO","RUMIS","RUMOR","RUMOS","RUNAS","RUNES","RUNGA","RUNGO","RUNOS","RUÑAD","RUÑAN","RUÑAR","RUÑAS","RUÑEN","RUÑES","RUÑIA","RUÑID","RUÑIR","RUÑIS","RUPIA","RUQUE","RURAL","RURRU","RUSAS","RUSCO","RUSEL","RUSES","RUSIA","RUSOS","RUSTA","RUSTE","RUSTI","RUSTO","RUTAD","RUTAN","RUTAR","RUTAS","RUTEL","RUTEN","RUTES","SABEA","SABED","SABEN","SABEO","SABER","SABES","SABIA","SABIO","SABIR","SABLE","SABOR","SABRA","SABRE","SACAD","SACAN","SACAR","SACAS","SACES","SACHA","SACHE","SACHO","SACIA","SACIE","SACIO","SACON","SACOS","SACRA","SACRE","SACRO","SAETA","SAETE","SAETI","SAETO","SAFIR","SAGAS","SAGAZ","SAGUS","SAINA","SAINE","SAINO","SAJAD","SAJAN","SAJAR","SAJAS","SAJEN","SAJES","SAJIA","SAJON","SALAD","SALAN","SALAR","SALAS","SALAZ","SALCE","SALDA","SALDE","SALDO","SALEA","SALEE","SALEN","SALEO","SALEP","SALES","SALGA","SALGO","SALIA","SALID","SALIN","SALIO","SALIR","SALIS","SALLA","SALLE","SALLO","SALMA","SALME","SALMO","SALOL","SALON","SALPA","SALSA","SALSO","SALTA","SALTE","SALTO","SALUD","SALVA","SALVE","SALVO","SAMAN","SAMAS","SAMBA","SAMBO","SAMIA","SAMIO","SAMPA","SANAD","SANAN","SANAR","SANAS","SANCO","SANEA","SANEE","SANEN","SANEO","SANES","SANGO","SANIE","SANJA","SANJE","SANJO","SANOS","SANSA","SANSO","SANTA","SANTO","SAÑAS","SAPAS","SAPEA","SAPEE","SAPEO","SAPOS","SAQUE","SARAN","SARAO","SARDA","SARDE","SARDO","SARGA","SARGO","SARIA","SARIS","SARNA","SARRO","SARTA","SARZA","SARZO","SASAL","SATAN","SATAS","SATEN","SATIN","SATIS","SATOS","SAUCE","SAUCO","SAUDI","SAUNA","SAVI</text:span><text:soft-page-break/><text:span text:style-name="T1">A","SAXEA","SAXEO","SAXOS","SAYAL","SAYAS","SAYON","SAYOS","SAZON","SEAIS","SEBES","SEBOS","SECAD","SECAN","SECAR","SECAS","SECON","SECOS","SECTA","SECUA","SEDAD","SEDAL","SEDAN","SEDAR","SEDAS","SEDEA","SEDEE","SEDEN","SEDEO","SEDES","SEGAD","SEGAR","SEGAS","SEGRI","SEGUE","SEGUI","SEGUN","SEGUR","SEIBO","SEICO","SEISE","SEJES","SELES","SELLA","SELLE","SELLO","SELVA","SEMAS","SEMEN","SEMIS","SENAS","SENDA","SENES","SENIL","SENOS","SENTA","SENTE","SENTI","SENTO","SEÑAL","SEÑAS","SEÑOR","SEORA","SEPAN","SEPAS","SEPES","SEPIA","SEPTO","SEQUE","SERAN","SERAS","SERBA","SERBO","SERES","SERIA","SERIE","SERIO","SERNA","SERON","SERPA","SERRA","SERRE","SERRO","SERVI","SERVO","SESEA","SESEE","SESEN","SESEO","SESES","SESGA","SESGO","SESIL","SESIS","SESMA","SESMO","SESOS","SETAL","SETAS","SETOS","SEXAD","SEXAN","SEXAR","SEXAS","SEXEN","SEXES","SEXMA","SEXMO","SEXOS","SEXTA","SEXTO","SHORT","SHUAR","SIBIL","SICLO","SICUS","SIDAS","SIDRA","SIEGA","SIEGO","SIENA","SIESO","SIETE","SIFON","SIFUE","SIGAN","SIGAS","SIGLA","SIGLO","SIGMA","SIGNA","SIGNE","SIGNO","SIGUA","SIGUE","SIJES","SIJUS","SILBA","SILBE","SILBO","SILES","SILEX","SILFO","SILGA","SILGO","SILLA","SILOS","SILVA","SIMAS","SIMIA","SIMIL","SIMIO","SIMON","SIMPA","SIMUN","SINGA","SINGO","SINOS","SIOUX","SIPES","SIQUE","SIRAS","SIRGA","SIRGO","SIRIA","SIRIN","SIRIO","SIRLE","SIROS","SIRTE","SIRVA","SIRVE","SIRVO","SISAD","SISAL","SISAN","SISAR","SISAS","SISCA","SISEA","SISEE","SISEN","SISEO","SISES","SISMO","SISON","SITAS","SITIA","SITIE","SITIO","SITOS","SITUA","SITUE","SITUO","SOASA","SOASE","SOASO","SOBAD","SOBAN","SOBAR","SOBAS","SOBEN","SOBEO","SOBES","SOBON","SOBOS","SOBRA","SOBRE","SOBRO","SOCAS","SOCAZ","SOCHE","SOCIA","SOCIO","SOCOL","SODAS","SODIO","SOEZA","SOFAS","SOFIS","SOGAS","SOGUN","SOJAS","SOLAD","SOLAR","SOLAS","SOLAZ","SOLDA","SOLDE","SOLDO","SOLEA","SOLEE","SOLEN","SOLEO","SOLER","SOLES","SOLFA","SOLIA","SOLIO","SOLLA","SOLLO","SOLOS","SOLTA","SOLTE","SOLTO","SOMAS","SOMOS","SONAD","SONAR","SONAS","SONDA","SONDE","SONDO","SONES","SONIO","SONSA","SONSO","SONTA","SONTO","SOÑAD","SOÑAR","SOÑAS","SOPAD","SOPAN","SOPAR","SOPAS","SOPEA","SOPEE","SOPEN","SOPEO","SOPES","SOPIE","SOPLA","SOPLE","SOPLO","SOPON","SOPOR","SORBA</text:span>","</text:p>
      <text:p text:style-name="P1"><text:span text:style-name="T2">SORBE","SORBI","SORBO","SORCE","SORDA","SORDO","SORES","SORGO","SORNA","SORNE","SORNO","SOROR","SOROS","SORRA","SOSAL","SOSAR","SOSAS","SOSIA","SOSOS","SOTAD","SOTAN","SOTAR","SOTAS","SOTEN","SOTES","SOTIL","SOTOL","SOTOS","SOVOZ","SOYAS","SPORT","SPRAY","STAND","SUABA","SUABO","SUATA","SUATO","SUAVE","SUAZI","SUBAN","SUBAS","SUBEN","SUBEO","SUBES","SUBIA","SUBID","SUBIO","SUBIR","SUBIS","SUBTE","SUCHE","SUCIA","SUCIO","SUCOS","SUCRE","SUCUS","SUDAD","SUDAN","SUDAR","SUDAS","SUDEN","SUDES","SUDOR","SUECA","SUECO","SUELA","SUELE","SUELO","SUENA","SUENE","SUENO","SUEÑA","SUEÑE","SUEÑO","SUERO","SUEVA","SUEVO","SUFIS","SUFRA","SUFRE","SUFRI","SUFRO","SUIDO","SUITA","SUITE","SUIZA","SUIZO","SULAS","SULCO","SULLA","SUMAD","SUMAN","SUMAR","SUMAS","SUMEN","SUMES","SUMIA","SUMID","SUMIO","SUMIR","SUMIS","SUMOS","SUMUS","SUNCA","SUNCO","SUPER","SUPLA","SUPLE","SUPLI","SUPLO","SUPON","SUPRA","SURAL","SURAS","SURCA","SURCO","SURDA","SURDE","SURDI","SURDO","SURES","SURFS","SURGE","SURGI","SURIS","SURJA","SURJO","SURTA","SURTE","SURTI","SURTO","SUSES","SUSTO","SUTAS","SUTES","SUTIL","SUYAS","SUYOS","SUZON","TABAL","TABAS","TABEA","TABES","TABIS","TABLA","TABLE","TABLO","TABON","TABOR","TABOS","TABUS","TACAR","TACAS","TACEN","TACES","TACET","TACHA","TACHE","TACHO","TACON","TACOS","TACTO","TAFIA","TAFON","TAFOS","TAFUR","TAGUA","TAHAS","TAHUR","TAIFA","TAIGA","TAIMA","TAIME","TAIMO","TAINA","TAINO","TAIPA","TAIRA","TAIRE","TAITA","TAJAD","TAJAN","TAJAR","TAJAS","TAJEA","TAJEE","TAJEN","TAJEO","TAJES","TAJIN","TAJON","TAJOS","TAJUS","TALAD","TALAN","TALAR","TALAS","TALCO","TALEA","TALED","TALEN","TALES","TALGO","TALIN","TALIO","TALLA","TALLE","TALLO","TALMA","TALON","TALOS","TALPA","</text:span><text:soft-page-break/><text:span text:style-name="T2">TALUD","TAMAL","TAMBA","TAMBO","TAMIL","TAMIZ","TAMOS","TAMUL","TANAS","TANCA","TANCO","TANDA","TANES","TANGA","TANGE","TANGI","TANGO","TANJA","TANJO","TANOR","TANOS","TANTA","TANTO","TANZA","TAÑAD","TAÑAN","TAÑAR","TAÑAS","TAÑED","TAÑEN","TAÑER","TAÑES","TAÑIA","TAÑOS","TAPAD","TAPAN","TAPAR","TAPAS","TAPEA","TAPEE","TAPEN","TAPEO","TAPES","TAPIA","TAPIE","TAPIN","TAPIO","TAPIR","TAPIS","TAPIZ","TAPON","TAQUE","TARAD","TARAN","TARAR","TARAS","TARAY","TARCA","TARCO","TARDA","TARDE","TARDO","TAREA","TAREN","TARES","TARIN","TARJA","TARJE","TARJO","TARMA","TAROT","TARRA","TARRO","TARSO","TARTA","TASAD","TASAN","TASAR","TASAS","TASCA","TASCO","TASEN","TASES","TASIA","TASIO","TASIS","TASTO","TATAS","TATAY","TATOS","TATUA","TATUE","TATUO","TATUS","TAUCA","TAUCO","TAULA","TAURO","TAXIS","TAXON","TAYOS","TAYUL","TAZAD","TAZAN","TAZAR","TAZAS","TAZON","TEAME","TEBEA","TEBEO","TECAS","TECES","TECHA","TECHE","TECHO","TECLA","TECLE","TECLO","TECOL","TEDAS","TEDIO","TEFES","TEGEA","TEGEO","TEGUA","TEGUE","TEHUL","TEINA","TEJAD","TEJAN","TEJAR","TEJAS","TEJED","TEJEN","TEJER","TEJES","TEJIA","TEJIO","TEJON","TEJOS","TELAR","TELAS","TELES","TELEX","TELON","TEMAD","TEMAN","TEMAR","TEMAS","TEMED","TEMEN","TEMER","TEMES","TEMIA","TEMIO","TEMOR","TEMPO","TEMUS","TENAS","TENAZ","TENCA","TENDE","TENDI","TENED","TENER","TENES","TENGA","TENGO","TENIA","TENIO","TENIS","TENOR","TENSA","TENSE","TENSO","TENTA","TENTE","TENTO","TENUE","TEÑAS","TEÑIA","TEÑID","TEÑIR","TEÑIS","TEOSA","TEOSO","TEPES","TEPUS","TEPUY","TEQUE","TERCA","TERCO","TERMA","TERMO","TERNA","TERNE","TERNO","TEROS","TERSA","TERSE","TERSO","TESAD","TESAN","TESAR","TESAS","TESEN","TESES","TESIS","TESLA","TESON","TESOS","TESTA","</text:span><text:soft-page-break/><text:span text:style-name="T2">TESTE","TESTO","TETAD","TETAN","TETAR","TETAS","TETEN","TETES","TETON","TETRA","TETRO","TEXES","TEXTO","TEYAS","TEYOS","TEYUS","TIACA","TIARA","TIBAR","TIBES","TIBIA","TIBIE","TIBIO","TIBOR","TICAS","TICOS","TIENE","TIESA","TIESO","TIFAS","TIFON","TIFOS","TIFUS","TIGRA","TIGRE","TIGUA","TIGUE","TIJAS","TIJOS","TIJUL","TILAS","TILDA","TILDE","TILDO","TILES","TILIA","TILIN","TILLA","TILLE","TILLO","TILMA","TILOS","TIMAD","TIMAN","TIMAR","TIMAS","TIMBA","TIMBO","TIMEN","TIMES","TIMOL","TIMON","TIMOS","TIMPA","TINAS","TINCA","TINCO","TINEA","TINEO","TINGE","TINOS","TINTA","TINTE","TINTO","TIÑAN","TIÑAS","TIÑEN","TIÑES","TIPAS","TIPIS","TIPLE","TIPOI","TIPOS","TIPOY","TIQUE","TIQUI","TIRAD","TIRAN","TIRAR","TIRAS","TIREN","TIRES","TIRIA","TIRIO","TIRON","TIROS","TIRRO","TIRSO","TIRTE","TISIS","TISTE","TISUS","TITAD","TITAN","TITAR","TITAS","TITEA","TITEE","TITEN","TITEO","TITES","TITIL","TITIS","TITOS","TIZAS","TIZNA","TIZNE","TIZNO","TIZON","TIZOS","TLACO","TOABA","TOADA","TOADO","TOAIS","TOARA","TOARE","TOASE","TOBAR","TOBAS","TOCAD","TOCAN","TOCAR","TOCAS","TOCEN","TOCES","TOCHA","TOCHE","TOCHO","TOCIA","TOCIO","TOCON","TOCOS","TOCTE","TODAS","TODIA","TODOS","TOEIS","TOESA","TOFOS","TOGAN","TOGAR","TOGAS","TOGUE","TOJAL","TOJOS","TOLAS","TOLDA","TOLDE","TOLDO","TOLES","TOLLA","TOLLO","TOLMO","TOLON","TOLVA","TOMAD","TOMAN","TOMAR","TOMAS","TOMEN","TOMES","TOMIN","TOMON","TOMOS","TONAD","TONAL","TONAN","TONAR","TONAS","TONCA","TONDO","TONEL","TONEN","TONER","TONES","TONGA","TONGO","TONOS","TONTA","TONTO","TOÑAS","TOÑIL","TOPAD","TOPAN","TOPAR","TOPAS","TOPEA","TOPEE","TOPEN","TOPEO","TOPES","TOPIA","TOPIL","TOPON","TOPOS","TOQUE","TOQUI","TORAL","TORAS","TORAX","TORCA","</text:span><text:soft-page-break/><text:span text:style-name="T2">TORCE","TORCI","TORCO","TORDA","TORDO","TOREA","TOREE","TOREO","TORES","TORGA","TORGO","TORIL","TORIO","TORMO","TORNA","TORNE","TORNO","TORON","TOROS","TORPE","TORRA","TORRE","TORRO","TORSO","TORTA","TORVA","TORVO","TOSAN","TOSAS","TOSCA","TOSCO","TOSED","TOSEN","TOSER","TOSES","TOSIA","TOSIO","TOSTA","TOSTE","TOSTO","TOTAL","TOTEM","TOTES","TOTIS","TOTOL","TOVAS","TOZAD","TOZAL","TOZAN","TOZAR","TOZAS","TOZOS","TRABA","TRABE","TRABO","TRACA","TRACE","TRAED","TRAEN","TRAER","TRAES","TRAFA","TRAGA","TRAGO","TRAIA","TRAJE","TRAJO","TRAMA","TRAME","TRAMO","TRAPA","TRAPE","TRAPO","TRARO","TRATA","TRATE","TRATO","TRAVO","TRAZA","TRAZO","TREBO","TRECE","TREFE","TREJA","TREMA","TREME","TREMI","TREMO","TRENA","TRENO","TREOS","TREPA","TREPE","TREPO","TRETA","TRIAD","TRIAL","TRIAN","TRIAR","TRIAS","TRIBU","TRICE","TRIEN","TRIES","TRIGA","TRIGO","TRILE","TRINA","TRINE","TRINO","TRIOS","TRIPA","TRIPE","TRISA","TRISE","TRISO","TRIZA","TRIZO","TROCA","TROCE","TROCO","TROJA","TROJE","TROLA","TROLE","TRONA","TRONE","TRONO","TROPA","TROPO","TROTA","TROTE","TROTO","TROVA","TROVE","TROVO","TROZA","TROZO","TRUCA","TRUCO","TRUES","TRUFA","TRUFE","TRUFO","TRUJA","TRUSA","TRUST","TUANI","TUBAS","TUBOS","TUCAN","TUCAS","TUCIA","TUCOS","TUCUN","TUDAS","TUDEL","TUECA","TUECO","TUERA","TUERO","TUFEA","TUFEE","TUFEO","TUFOS","TUINA","TULAR","TULES","TULIO","TULLA","TULLE","TULLI","TULLO","TULPA","TUMBA","TUMBE","TUMBO","TUMOR","TUMOS","TUNAD","TUNAL","TUNAN","TUNAR","TUNAS","TUNCA","TUNCO","TUNDA","TUNDE","TUNDI","TUNDO","TUNEA","TUNEE","TUNEL","TUNEN","TUNEO","TUNES","TUNJO","TUNOS</text:span></text:p>
      <text:p text:style-name="P2"/>
      <text:p text:style-name="P2"><text:span text:style-name="T1">TUNTA","TUPAN","TUPAS","TUPEN","TUPES","TUPIA","TUPID","TUPIN","TUPIO","TUPIR","TUPIS","TUPOS","TURAR","TU</text:span><text:soft-page-break/><text:span text:style-name="T1">RBA","TURBE","TURBO","TURCA","TURCO","TURMA","TURNA","TURNE","TURNO","TURON","TURRA","TURRE","TURRO","TUSAD","TUSAN","TUSAR","TUSAS","TUSCA","TUSCO","TUSEN","TUSES","TUSON","TUSOS","TUTAS","TUTEA","TUTEE","TUTEO","TUTES","TUTIA","TUTOR","TUTOS","TUTUS","TUYAS","TUYOS","TUZAS","UBICA","UBICO","UBIES","UBIOS","UBRES","UCASE","UCHUS","UEBOS","UFANA","UFANE","UFANO","UGRES","UJIER","UJULE","ULAGA","ULALA","ULANO","ULEMA","ULPOS","ULTRA","ULUAS","ULULA","ULULE","ULULO","UMBRA","UMBRO","UMERO","UNAIS","UNCEN","UNCES","UNCIA","UNCID","UNCIO","UNCIR","UNCIS","UNGEN","UNGES","UNGIA","UNGID","UNGIO","UNGIR","UNGIS","UNIAN","UNIAS","UNICA","UNICO","UNIDA","UNIDO","UNION","UNIRA","UNIRE","UNJAN","UNJAS","UNTAD","UNTAN","UNTAR","UNTAS","UNTEN","UNTES","UNTOS","UNZAN","UNZAS","UÑADA","UÑADO","UÑAIS","UÑATE","UÑERA","UÑERE","UÑERO","UÑESE","UÑETA","UÑIAN","UÑIAS","UÑIDA","UÑIDO","UÑIRA","UÑIRE","UÑOSA","UÑOSO","UÑUDO","UPABA","UPADA","UPADO","UPAIS","UPARA","UPARE","UPASE","UPEIS","UPUPA","URAOS","URAPE","URATO","URBES","URCAS","URCES","URDAN","URDAS","URDEN","URDES","URDIA","URDID","URDIO","URDIR","URDIS","URDUS","UREAS","URGEN","URGES","URGIA","URGID","URGIO","URGIR","URGIS","URICA","URICO","URJAN","URJAS","URNAS","URTAS","URUBU","URUCU","URUGA","USABA","USADA","USADO","USAIS","USAJE","USARA","USARE","USASE","USEIS","USGOS","USIAS","USIER","USINA","USTED","USUAL","USURA","USURE","USURO","UTERO","UVADA","UVATE","UVEAS","UVERA","UVERO","UVIAR","UVULA","VACAD","VACAN","VACAR","VACAS","VACIA","VACIE","VACIO","VACOS","VACUA","VACUO","VADEA","VADEE","VADEO","VADES","VADOS","VAFEA","VAFEE","VAFEO","VAGAD","VAGAN","VAGAR","VAGAS","VAGON","VAGOS","VAGUE","VAHAD","VAHAN","VAHAR","VAHAS","VAHEA","VAHEE","VAHEN","VAHEO","VAHES","VAHOS","VAIDA","VAINA","VAJEA","VAJEE","VAJEO","VALAR","VALED","VALEN","VALER","VALES","VALET","VALGA","VALGO","VALIA","VALIO","VALIS","VALLA","VALLE","VALLO","VALON","VALOR","VALSA","VALSE","VALSO","VALUA","VALUE","VALUO","VALVA","VAMOS","VANAS","VANEA","VANEE","VANEO","VANOS","VAPOR","VAQUE","VARAD","VARAL","VARAN","VARAR","VARAS","VAREA","VAREE","VAREN","VAREO","VARES","VARGA","VARIA","VARIE","VARIO","VARIS","VARIZ","VARON","VASAR","VASAS","VASCA","VASCO","VASOS","VASTA","VASTO","VATER","VATES","VATIO","VAYAN","VAYAS","VEAIS","VECEN","VECES","VEDAD","VEDAN","VEDAR","VEDAS","VEDEN","VEDES","VEGAS","VEIAN","VEIAS","VEJAD","VEJAN","VEJAR","VEJAS","VEJEN","VEJES","VEJEZ","VELAD","VELAN","VELAR","VELAS","VELAY","VELEN","VELES","VELIS","VELIZ","VELLO","VELON","VELOS","VELOZ","VEMOS","VENAL","VENAS","VE</text:span><text:soft-page-break/><text:span text:style-name="T1">NCE","VENCI","VENDA","VENDE","VENDI","VENDO","VENGA","VENGO","VENIA","VENID","VENIR","VENIS","VENTA","VENTE","VENTO","VENUS","VENZA","VENZO","VERAN","VERAS","VERAZ","VERBA","VERBO","VERDE","VERES","VERGA","VERGE","VERIA","VERIL","VERJA","VERME","VERMU","VEROS","VERSA","VERSE","VERSO","VERTE","VERTI","VESTE","VESTI","VETAD","VETAN","VETAR","VETAS","VETEA","VETEE","VETEN","VETEO","VETES","VETON","VETOS","VEZAD","VEZAN","VEZAR","VEZAS","VIADA","VIAJA","VIAJE","VIAJO","VIBRA","VIBRE","VIBRO","VICHA","VICHE","VICHO","VICHY","VICIA","VICIE","VICIO","VICOS","VICTO","VIDAS","VIDEO","VIDES","VIDON","VIDRO","VIEJA","VIEJO","VIENE","VIERA","VIERE","VIESA","VIESE","VIGAS","VIGIA","VIGIE","VIGIO","VIGOR","VILES","VILLA","VILOS","VIMOS","VINAL","VINAR","VINCA","VINCO","VINOS","VINTA","VIÑAS","VIOLA","VIOLE","VIOLO","VIRAD","VIRAL","VIRAN","VIRAR","VIRAS","VIREN","VIREO","VIRES","VIRGO","VIRIL","VIRIO","VIROL","VIRON","VIRUS","VISAD","VISAN","VISAR","VISAS","VISCO","VISEA","VISEE","VISEN","VISEO","VISES","VISIR","VISON","VISOR","VISOS","VISTA","VISTE","VISTO","VITAD","VITAL","VITAN","VITAR","VITAS","VITEN","VITES","VITOR","VITOS","VITRE","VIUDA","VIUDO","VIVAC","VIVAD","VIVAN","VIVAR","VIVAS","VIVAZ","VIVEN","VIVES","VIVEZ","VIVIA","VIVID","VIVIO","VIVIR","VIVIS","VIVON","VIVOS","VOACE","VOCAL","VOCEA","VOCEE","VOCEO","VOCES","VODCA","VODUS","VOILA","VOLAD","VOLAR","VOLAS","VOLCA","VOLCO","VOLEA","VOLEE","VOLEO","VOLON","VOLTS","VOLVE","VOLVI","VOLVO","VOMER","VORAZ","VOSEA","VOSEE","VOSEO","VOTAD","VOTAN","VOTAR","VOTAS","VOTEN","VOTES","VOTOS","VOTRI","VOZNA","VOZNE","VOZNO","VUDUS","VUELA","VUELE","VUELO","VUESA","VUESO","VULGO","VULTO","VULVA","VUSCO","XECAS","XENON","XINCA","XIOTE","XOLAS","XOLOS","YABAS","YACAL","YACAS","YACED","YACEN","YACER","YACES","YACIA","YACIO","YACON","YAGAN","YAGAS","YAGUA","YAITI","YALES","YAMAO","YAMBO","YAMPA","YANAS","YANTA","YANTE","YANTO","YAPAD","YAPAN","YAPAR","YAPAS","YAPEN","YAPES","YAPUS","YAQUE","YAQUI","YARDA","YARES","YAREY","YAROS","YATAI","YATAY","YATES","YAYAS","YAYOS","YAZCA","YAZCO","YAZGA","YAZGO","YEBOS","YECOS","YEDGO","YEDRA","YEGUA","YELGO","YELMO","YEMAS","YENDO","YENES","YENTE","YERAL","YERBA","YERGA","YERGO","YERMA","YERME","YERMO","YERNA","YERNO","YEROS","YERRA","YERRE","YERRO","YERSI","YERTA","YERTO","YERVO","YESAL","YESAR","YESCA","YESON","YESOS","YETIS","YEYES","YEYOS","YEZGO","YINAS","YINES","YIRAS","YIROS","YODAD","YODAN","YODAR","YODAS","YODEN","YODES","YODOS","YOGAR","YOGAS","YOGOS","YOGUI","YOGUR","YOLAS","YOQUI","YORIS","YOSES","YOYOS","YUCAL","YU</text:span><text:soft-page-break/><text:span text:style-name="T1">CAS","YUCPA","YUDOS","YUGOS","YUMBA","YUMBO","YUNGA","YUNTA","YUNTO","YURAS","YURES","YUTAS","YUTES","YUYAL","YUYOS","ZABRA","ZABRO","ZACAS","ZACEA","ZACEE","ZACEO","ZADES","ZAFAD","ZAFAN","ZAFAR","ZAFAS","ZAFEN","ZAFES","ZAFIA","ZAFIO","ZAFIR","ZAFON","ZAFOS","ZAFRA","ZAFRE","ZAGAL","ZAGAS","ZAGUA","ZAHEN","ZAHON","ZAIDA","ZAINA","ZAINO","ZAJON","ZALAS","ZALBA","ZALBO","ZALEA","ZALEE","ZALEO","ZALLA","ZALLE","ZALLO","ZAMBA","ZAMBO","ZAMPA","ZAMPE","ZAMPO","ZANAS","ZANCA","ZANCO","ZANGA","ZANJA","ZANJE","ZANJO","ZAPAD","ZAPAN","ZAPAR","ZAPAS","ZAPEA","ZAPEE","ZAPEN","ZAPEO","ZAPES","ZAQUE","ZARBO","ZARCA","ZARCO","ZARES","ZARJA","ZARPA","ZARPE","ZARPO","ZARZA","ZARZO","ZATAS","ZAYAS","ZAZAS","ZAZOS","ZEBRA","ZEDAS","ZEGRI","ZEINA","ZEJEL","ZENDA","ZENDO","ZENES","ZENIT","ZETAS","ZINCS","ZOCAD","ZOCAN","ZOCAR","ZOCAS","ZOCLO","ZOCOS","ZOFRA","ZOILO","ZOIZO","ZOLLE","ZOMAS","ZOMBI","ZOMOS","ZOMPA","ZOMPO","ZONAL","ZONAS","ZONDA","ZONTA","ZONTO","ZONZA","ZONZO","ZOPAS","ZOPES","ZOPOS","ZOQUE","ZORRA","ZORRO","ZOTAL","ZOTES","ZOTOL","ZUAVO","ZUBIA","ZUDAS","ZUECA","ZUECO","ZUELA","ZUIZA","ZULLA","ZULLE","ZULLO","ZULUS","ZUMAS","ZUMBA","ZUMBE","ZUMBO","ZUMOS","ZUNAS","ZUNZA","ZUÑAN","ZUÑAS","ZUÑEN","ZUÑES","ZUÑIA","ZUÑID","ZUÑIR","ZUÑIS","ZUÑOS","ZUPIA","ZURAS","ZURBA","ZURCE","ZURCI","ZURDA","ZURDE","ZURDI","ZURDO","ZUREA","ZUREE","ZUREO","ZUROS","ZURRA","ZURRE","ZURRI","ZURRO","ZURZA","ZURZO","ZUZAR","ZUZON”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2T00:36:20.091000000</meta:creation-date>
    <dc:date>2022-02-02T00:52:41.381000000</dc:date>
    <meta:editing-duration>PT10M25S</meta:editing-duration>
    <meta:editing-cycles>2</meta:editing-cycles>
    <meta:generator>LibreOffice/7.2.5.2$Windows_X86_64 LibreOffice_project/499f9727c189e6ef3471021d6132d4c694f357e5</meta:generator>
    <meta:document-statistic meta:table-count="0" meta:image-count="0" meta:object-count="0" meta:page-count="36" meta:paragraph-count="13" meta:word-count="13" meta:character-count="86683" meta:non-whitespace-character-count="86683"/>
  </office:meta>
</office:document-meta>
</file>